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04pt"/>
    </style:style>
    <style:style style:name="co3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24.75pt" fo:break-before="auto" style:use-optimal-row-height="false"/>
    </style:style>
    <style:style style:name="ro8" style:family="table-row">
      <style:table-row-properties style:row-height="20.24pt" fo:break-before="auto" style:use-optimal-row-height="false"/>
    </style:style>
    <style:style style:name="ro9" style:family="table-row">
      <style:table-row-properties style:row-height="27.01pt" fo:break-before="auto" style:use-optimal-row-height="false"/>
    </style:style>
    <style:style style:name="ro10" style:family="table-row">
      <style:table-row-properties style:row-height="26.25pt" fo:break-before="auto" style:use-optimal-row-height="false"/>
    </style:style>
    <style:style style:name="ro11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21" style:family="table-cell" style:parent-style-name="Default" style:data-style-name="N11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ening" table:style-name="ta1">
        <table:shapes>
          <draw:frame draw:z-index="0" draw:style-name="gr1" draw:text-style-name="P1" svg:width="534.73pt" svg:height="332.79pt" svg:x="337.15pt" svg:y="173.96pt">
            <draw:object draw:notify-on-update-of-ranges="trening.A2:trening.A2000 trening.B1:trening.B1 trening.B2:trening.B2000 trening.A2:trening.A2000 trening.C1:trening.C1 trening.C2:trening.C2000 trening.A2:trening.A2000 trening.D1:trening.D1 trening.D2:trening.D2000 trening.A2:trening.A2000 trening.E1:trening.E1 trening.E2:trening.E2000 trening.G3:trening.G11 trening.G1:trening.G1 trening.H3:trening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otal loss</text:p>
          </table:table-cell>
          <table:table-cell table:style-name="ce1" office:value-type="string" calcext:value-type="string">
            <text:p>Age loss</text:p>
          </table:table-cell>
          <table:table-cell table:style-name="ce1" office:value-type="string" calcext:value-type="string">
            <text:p>Gender loss</text:p>
          </table:table-cell>
          <table:table-cell table:style-name="ce1" office:value-type="string" calcext:value-type="string">
            <text:p>Ethnicity</text:p>
          </table:table-cell>
          <table:table-cell/>
          <table:table-cell table:style-name="ce1" office:value-type="string" calcext:value-type="string">
            <text:p>Validation</text:p>
          </table:table-cell>
          <table:table-cell/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Classificatio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4.7322" calcext:value-type="float">
            <text:p>3824.7322</text:p>
          </table:table-cell>
          <table:table-cell office:value-type="float" office:value="3555.291" calcext:value-type="float">
            <text:p>3555.291</text:p>
          </table:table-cell>
          <table:table-cell office:value-type="float" office:value="85.1151" calcext:value-type="float">
            <text:p>85.1151</text:p>
          </table:table-cell>
          <table:table-cell office:value-type="float" office:value="184.3263" calcext:value-type="float">
            <text:p>184.3263</text:p>
          </table:table-cell>
          <table:table-cell/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otal loss</text:p>
          </table:table-cell>
          <table:table-cell table:style-name="ce1" office:value-type="string" calcext:value-type="string">
            <text:p>Age loss</text:p>
          </table:table-cell>
          <table:table-cell table:style-name="ce1" office:value-type="string" calcext:value-type="string">
            <text:p>Gender loss</text:p>
          </table:table-cell>
          <table:table-cell table:style-name="ce1" office:value-type="string" calcext:value-type="string">
            <text:p>Ethnicit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0.8196" calcext:value-type="float">
            <text:p>3620.8196</text:p>
          </table:table-cell>
          <table:table-cell office:value-type="float" office:value="3365.1753" calcext:value-type="float">
            <text:p>3365.1753</text:p>
          </table:table-cell>
          <table:table-cell office:value-type="float" office:value="84.304" calcext:value-type="float">
            <text:p>84.304</text:p>
          </table:table-cell>
          <table:table-cell office:value-type="float" office:value="171.3413" calcext:value-type="float">
            <text:p>171.34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9.6585" calcext:value-type="float">
            <text:p>719.6585</text:p>
          </table:table-cell>
          <table:table-cell office:value-type="float" office:value="658.0864" calcext:value-type="float">
            <text:p>658.0864</text:p>
          </table:table-cell>
          <table:table-cell office:value-type="float" office:value="20.8543" calcext:value-type="float">
            <text:p>20.8543</text:p>
          </table:table-cell>
          <table:table-cell office:value-type="float" office:value="40.7179" calcext:value-type="float">
            <text:p>40.71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47.7188" calcext:value-type="float">
            <text:p>3447.7188</text:p>
          </table:table-cell>
          <table:table-cell office:value-type="float" office:value="3198.3828" calcext:value-type="float">
            <text:p>3198.3828</text:p>
          </table:table-cell>
          <table:table-cell office:value-type="float" office:value="83.5472" calcext:value-type="float">
            <text:p>83.5472</text:p>
          </table:table-cell>
          <table:table-cell office:value-type="float" office:value="165.7873" calcext:value-type="float">
            <text:p>165.78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6.2321" calcext:value-type="float">
            <text:p>426.2321</text:p>
          </table:table-cell>
          <table:table-cell office:value-type="float" office:value="367.0329" calcext:value-type="float">
            <text:p>367.0329</text:p>
          </table:table-cell>
          <table:table-cell office:value-type="float" office:value="20.8196" calcext:value-type="float">
            <text:p>20.8196</text:p>
          </table:table-cell>
          <table:table-cell office:value-type="float" office:value="38.37965" calcext:value-type="float">
            <text:p>38.3796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32.4666" calcext:value-type="float">
            <text:p>3232.4666</text:p>
          </table:table-cell>
          <table:table-cell office:value-type="float" office:value="2987.1907" calcext:value-type="float">
            <text:p>2987.1907</text:p>
          </table:table-cell>
          <table:table-cell office:value-type="float" office:value="82.5693" calcext:value-type="float">
            <text:p>82.5693</text:p>
          </table:table-cell>
          <table:table-cell office:value-type="float" office:value="162.7065" calcext:value-type="float">
            <text:p>162.70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75.3029" calcext:value-type="float">
            <text:p>375.3029</text:p>
          </table:table-cell>
          <table:table-cell office:value-type="float" office:value="316.8903" calcext:value-type="float">
            <text:p>316.8903</text:p>
          </table:table-cell>
          <table:table-cell office:value-type="float" office:value="20.2541" calcext:value-type="float">
            <text:p>20.2541</text:p>
          </table:table-cell>
          <table:table-cell office:value-type="float" office:value="38.1586" calcext:value-type="float">
            <text:p>38.158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72.2476" calcext:value-type="float">
            <text:p>2972.2476</text:p>
          </table:table-cell>
          <table:table-cell office:value-type="float" office:value="2729.4641" calcext:value-type="float">
            <text:p>2729.4641</text:p>
          </table:table-cell>
          <table:table-cell office:value-type="float" office:value="82.0839" calcext:value-type="float">
            <text:p>82.0839</text:p>
          </table:table-cell>
          <table:table-cell office:value-type="float" office:value="160.7014" calcext:value-type="float">
            <text:p>160.70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5.7012" calcext:value-type="float">
            <text:p>365.7012</text:p>
          </table:table-cell>
          <table:table-cell office:value-type="float" office:value="308.9221" calcext:value-type="float">
            <text:p>308.9221</text:p>
          </table:table-cell>
          <table:table-cell office:value-type="float" office:value="19.5721" calcext:value-type="float">
            <text:p>19.5721</text:p>
          </table:table-cell>
          <table:table-cell office:value-type="float" office:value="37.2071" calcext:value-type="float">
            <text:p>37.207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8.7959" calcext:value-type="float">
            <text:p>2648.7959</text:p>
          </table:table-cell>
          <table:table-cell office:value-type="float" office:value="2407.8472" calcext:value-type="float">
            <text:p>2407.8472</text:p>
          </table:table-cell>
          <table:table-cell office:value-type="float" office:value="81.8865" calcext:value-type="float">
            <text:p>81.8865</text:p>
          </table:table-cell>
          <table:table-cell office:value-type="float" office:value="159.0621" calcext:value-type="float">
            <text:p>159.06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69.7821" calcext:value-type="float">
            <text:p>369.7821</text:p>
          </table:table-cell>
          <table:table-cell office:value-type="float" office:value="313.6155" calcext:value-type="float">
            <text:p>313.6155</text:p>
          </table:table-cell>
          <table:table-cell office:value-type="float" office:value="19.2801" calcext:value-type="float">
            <text:p>19.2801</text:p>
          </table:table-cell>
          <table:table-cell office:value-type="float" office:value="36.8865" calcext:value-type="float">
            <text:p>36.886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7.4419" calcext:value-type="float">
            <text:p>2317.4419</text:p>
          </table:table-cell>
          <table:table-cell office:value-type="float" office:value="2077.4441" calcext:value-type="float">
            <text:p>2077.4441</text:p>
          </table:table-cell>
          <table:table-cell office:value-type="float" office:value="81.9425" calcext:value-type="float">
            <text:p>81.9425</text:p>
          </table:table-cell>
          <table:table-cell office:value-type="float" office:value="158.0564" calcext:value-type="float">
            <text:p>158.05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5.2444" calcext:value-type="float">
            <text:p>345.2444</text:p>
          </table:table-cell>
          <table:table-cell office:value-type="float" office:value="289.5759" calcext:value-type="float">
            <text:p>289.5759</text:p>
          </table:table-cell>
          <table:table-cell office:value-type="float" office:value="19.091" calcext:value-type="float">
            <text:p>19.091</text:p>
          </table:table-cell>
          <table:table-cell office:value-type="float" office:value="36.5776" calcext:value-type="float">
            <text:p>36.577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4.3242" calcext:value-type="float">
            <text:p>2024.3242</text:p>
          </table:table-cell>
          <table:table-cell office:value-type="float" office:value="1785.8281" calcext:value-type="float">
            <text:p>1785.8281</text:p>
          </table:table-cell>
          <table:table-cell office:value-type="float" office:value="82.4889" calcext:value-type="float">
            <text:p>82.4889</text:p>
          </table:table-cell>
          <table:table-cell office:value-type="float" office:value="156.0073" calcext:value-type="float">
            <text:p>156.00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1.1848" calcext:value-type="float">
            <text:p>341.1848</text:p>
          </table:table-cell>
          <table:table-cell office:value-type="float" office:value="286.2716" calcext:value-type="float">
            <text:p>286.2716</text:p>
          </table:table-cell>
          <table:table-cell office:value-type="float" office:value="18.7036" calcext:value-type="float">
            <text:p>18.7036</text:p>
          </table:table-cell>
          <table:table-cell office:value-type="float" office:value="36.2096" calcext:value-type="float">
            <text:p>36.209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81.47" calcext:value-type="float">
            <text:p>1781.47</text:p>
          </table:table-cell>
          <table:table-cell office:value-type="float" office:value="1544.5002" calcext:value-type="float">
            <text:p>1544.5002</text:p>
          </table:table-cell>
          <table:table-cell office:value-type="float" office:value="82.4938" calcext:value-type="float">
            <text:p>82.4938</text:p>
          </table:table-cell>
          <table:table-cell office:value-type="float" office:value="154.4753" calcext:value-type="float">
            <text:p>154.47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7.903" calcext:value-type="float">
            <text:p>347.903</text:p>
          </table:table-cell>
          <table:table-cell office:value-type="float" office:value="293.8557" calcext:value-type="float">
            <text:p>293.8557</text:p>
          </table:table-cell>
          <table:table-cell office:value-type="float" office:value="18.5359" calcext:value-type="float">
            <text:p>18.5359</text:p>
          </table:table-cell>
          <table:table-cell office:value-type="float" office:value="35.5114" calcext:value-type="float">
            <text:p>35.511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8.3232" calcext:value-type="float">
            <text:p>1598.3232</text:p>
          </table:table-cell>
          <table:table-cell office:value-type="float" office:value="1363.4022" calcext:value-type="float">
            <text:p>1363.4022</text:p>
          </table:table-cell>
          <table:table-cell office:value-type="float" office:value="81.8215" calcext:value-type="float">
            <text:p>81.8215</text:p>
          </table:table-cell>
          <table:table-cell office:value-type="float" office:value="153.0995" calcext:value-type="float">
            <text:p>153.099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72.9646" calcext:value-type="float">
            <text:p>1472.9646</text:p>
          </table:table-cell>
          <table:table-cell office:value-type="float" office:value="1238.761" calcext:value-type="float">
            <text:p>1238.761</text:p>
          </table:table-cell>
          <table:table-cell office:value-type="float" office:value="81.5219" calcext:value-type="float">
            <text:p>81.5219</text:p>
          </table:table-cell>
          <table:table-cell office:value-type="float" office:value="152.6819" calcext:value-type="float">
            <text:p>152.6819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6.5127" calcext:value-type="float">
            <text:p>1386.5127</text:p>
          </table:table-cell>
          <table:table-cell office:value-type="float" office:value="1153.5751" calcext:value-type="float">
            <text:p>1153.5751</text:p>
          </table:table-cell>
          <table:table-cell office:value-type="float" office:value="80.8422" calcext:value-type="float">
            <text:p>80.8422</text:p>
          </table:table-cell>
          <table:table-cell office:value-type="float" office:value="152.0954" calcext:value-type="float">
            <text:p>152.095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5.1144" calcext:value-type="float">
            <text:p>1315.1144</text:p>
          </table:table-cell>
          <table:table-cell office:value-type="float" office:value="1083.5231" calcext:value-type="float">
            <text:p>1083.5231</text:p>
          </table:table-cell>
          <table:table-cell office:value-type="float" office:value="80.2168" calcext:value-type="float">
            <text:p>80.2168</text:p>
          </table:table-cell>
          <table:table-cell office:value-type="float" office:value="151.3744" calcext:value-type="float">
            <text:p>151.37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7.2349" calcext:value-type="float">
            <text:p>1257.2349</text:p>
          </table:table-cell>
          <table:table-cell office:value-type="float" office:value="1026.3634" calcext:value-type="float">
            <text:p>1026.3634</text:p>
          </table:table-cell>
          <table:table-cell office:value-type="float" office:value="79.77" calcext:value-type="float">
            <text:p>79.77</text:p>
          </table:table-cell>
          <table:table-cell office:value-type="float" office:value="151.102" calcext:value-type="float">
            <text:p>151.10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7.4067" calcext:value-type="float">
            <text:p>1217.4067</text:p>
          </table:table-cell>
          <table:table-cell office:value-type="float" office:value="987.66" calcext:value-type="float">
            <text:p>987.66</text:p>
          </table:table-cell>
          <table:table-cell office:value-type="float" office:value="79.243" calcext:value-type="float">
            <text:p>79.243</text:p>
          </table:table-cell>
          <table:table-cell office:value-type="float" office:value="150.5044" calcext:value-type="float">
            <text:p>150.5044</text:p>
          </table:table-cell>
          <table:table-cell table:number-columns-repeated="11"/>
          <table:table-cell office:value-type="float" office:value="1093862" calcext:value-type="float">
            <text:p>10938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56.1044" calcext:value-type="float">
            <text:p>1156.1044</text:p>
          </table:table-cell>
          <table:table-cell office:value-type="float" office:value="926.5061" calcext:value-type="float">
            <text:p>926.5061</text:p>
          </table:table-cell>
          <table:table-cell office:value-type="float" office:value="78.8074" calcext:value-type="float">
            <text:p>78.8074</text:p>
          </table:table-cell>
          <table:table-cell office:value-type="float" office:value="150.791" calcext:value-type="float">
            <text:p>150.79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9.8586" calcext:value-type="float">
            <text:p>1129.8586</text:p>
          </table:table-cell>
          <table:table-cell office:value-type="float" office:value="901.614" calcext:value-type="float">
            <text:p>901.614</text:p>
          </table:table-cell>
          <table:table-cell office:value-type="float" office:value="78.4382" calcext:value-type="float">
            <text:p>78.4382</text:p>
          </table:table-cell>
          <table:table-cell office:value-type="float" office:value="149.8063" calcext:value-type="float">
            <text:p>149.806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9.3604" calcext:value-type="float">
            <text:p>1089.3604</text:p>
          </table:table-cell>
          <table:table-cell office:value-type="float" office:value="862.2488" calcext:value-type="float">
            <text:p>862.2488</text:p>
          </table:table-cell>
          <table:table-cell office:value-type="float" office:value="77.9033" calcext:value-type="float">
            <text:p>77.9033</text:p>
          </table:table-cell>
          <table:table-cell office:value-type="float" office:value="149.208" calcext:value-type="float">
            <text:p>149.20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0.6409" calcext:value-type="float">
            <text:p>1070.6409</text:p>
          </table:table-cell>
          <table:table-cell office:value-type="float" office:value="844.1068" calcext:value-type="float">
            <text:p>844.1068</text:p>
          </table:table-cell>
          <table:table-cell office:value-type="float" office:value="77.4173" calcext:value-type="float">
            <text:p>77.4173</text:p>
          </table:table-cell>
          <table:table-cell office:value-type="float" office:value="149.117" calcext:value-type="float">
            <text:p>149.11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2.6307" calcext:value-type="float">
            <text:p>1032.6307</text:p>
          </table:table-cell>
          <table:table-cell office:value-type="float" office:value="806.7231" calcext:value-type="float">
            <text:p>806.7231</text:p>
          </table:table-cell>
          <table:table-cell office:value-type="float" office:value="77.3692" calcext:value-type="float">
            <text:p>77.3692</text:p>
          </table:table-cell>
          <table:table-cell office:value-type="float" office:value="148.5385" calcext:value-type="float">
            <text:p>148.5385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.2087" calcext:value-type="float">
            <text:p>1000.2087</text:p>
          </table:table-cell>
          <table:table-cell office:value-type="float" office:value="775.3607" calcext:value-type="float">
            <text:p>775.3607</text:p>
          </table:table-cell>
          <table:table-cell office:value-type="float" office:value="76.7954" calcext:value-type="float">
            <text:p>76.7954</text:p>
          </table:table-cell>
          <table:table-cell office:value-type="float" office:value="148.0524" calcext:value-type="float">
            <text:p>148.052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2.3794" calcext:value-type="float">
            <text:p>982.3794</text:p>
          </table:table-cell>
          <table:table-cell office:value-type="float" office:value="758.3751" calcext:value-type="float">
            <text:p>758.3751</text:p>
          </table:table-cell>
          <table:table-cell office:value-type="float" office:value="76.3694" calcext:value-type="float">
            <text:p>76.3694</text:p>
          </table:table-cell>
          <table:table-cell office:value-type="float" office:value="147.6348" calcext:value-type="float">
            <text:p>147.634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0.4086" calcext:value-type="float">
            <text:p>960.4086</text:p>
          </table:table-cell>
          <table:table-cell office:value-type="float" office:value="736.5432" calcext:value-type="float">
            <text:p>736.5432</text:p>
          </table:table-cell>
          <table:table-cell office:value-type="float" office:value="76.2241" calcext:value-type="float">
            <text:p>76.2241</text:p>
          </table:table-cell>
          <table:table-cell office:value-type="float" office:value="147.6415" calcext:value-type="float">
            <text:p>147.6415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6.8838" calcext:value-type="float">
            <text:p>946.8838</text:p>
          </table:table-cell>
          <table:table-cell office:value-type="float" office:value="723.2932" calcext:value-type="float">
            <text:p>723.2932</text:p>
          </table:table-cell>
          <table:table-cell office:value-type="float" office:value="75.8709" calcext:value-type="float">
            <text:p>75.8709</text:p>
          </table:table-cell>
          <table:table-cell office:value-type="float" office:value="147.7198" calcext:value-type="float">
            <text:p>147.7198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5.9912" calcext:value-type="float">
            <text:p>925.9912</text:p>
          </table:table-cell>
          <table:table-cell office:value-type="float" office:value="704.1191" calcext:value-type="float">
            <text:p>704.1191</text:p>
          </table:table-cell>
          <table:table-cell office:value-type="float" office:value="75.2679" calcext:value-type="float">
            <text:p>75.2679</text:p>
          </table:table-cell>
          <table:table-cell office:value-type="float" office:value="146.6042" calcext:value-type="float">
            <text:p>146.6042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5.8792" calcext:value-type="float">
            <text:p>905.8792</text:p>
          </table:table-cell>
          <table:table-cell office:value-type="float" office:value="684.5638" calcext:value-type="float">
            <text:p>684.5638</text:p>
          </table:table-cell>
          <table:table-cell office:value-type="float" office:value="75.0588" calcext:value-type="float">
            <text:p>75.0588</text:p>
          </table:table-cell>
          <table:table-cell office:value-type="float" office:value="146.2566" calcext:value-type="float">
            <text:p>146.2566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5.3062" calcext:value-type="float">
            <text:p>895.3062</text:p>
          </table:table-cell>
          <table:table-cell office:value-type="float" office:value="674.3592" calcext:value-type="float">
            <text:p>674.3592</text:p>
          </table:table-cell>
          <table:table-cell office:value-type="float" office:value="74.818" calcext:value-type="float">
            <text:p>74.818</text:p>
          </table:table-cell>
          <table:table-cell office:value-type="float" office:value="146.1288" calcext:value-type="float">
            <text:p>146.1288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7.7781" calcext:value-type="float">
            <text:p>867.7781</text:p>
          </table:table-cell>
          <table:table-cell office:value-type="float" office:value="648.1306" calcext:value-type="float">
            <text:p>648.1306</text:p>
          </table:table-cell>
          <table:table-cell office:value-type="float" office:value="74.3408" calcext:value-type="float">
            <text:p>74.3408</text:p>
          </table:table-cell>
          <table:table-cell office:value-type="float" office:value="145.3068" calcext:value-type="float">
            <text:p>145.306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7.1285" calcext:value-type="float">
            <text:p>857.1285</text:p>
          </table:table-cell>
          <table:table-cell office:value-type="float" office:value="638.2828" calcext:value-type="float">
            <text:p>638.2828</text:p>
          </table:table-cell>
          <table:table-cell office:value-type="float" office:value="73.907" calcext:value-type="float">
            <text:p>73.907</text:p>
          </table:table-cell>
          <table:table-cell office:value-type="float" office:value="144.9385" calcext:value-type="float">
            <text:p>144.938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0.5502" calcext:value-type="float">
            <text:p>830.5502</text:p>
          </table:table-cell>
          <table:table-cell office:value-type="float" office:value="612.4736" calcext:value-type="float">
            <text:p>612.4736</text:p>
          </table:table-cell>
          <table:table-cell office:value-type="float" office:value="73.8104" calcext:value-type="float">
            <text:p>73.8104</text:p>
          </table:table-cell>
          <table:table-cell office:value-type="float" office:value="144.2661" calcext:value-type="float">
            <text:p>144.2661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3.026" calcext:value-type="float">
            <text:p>823.026</text:p>
          </table:table-cell>
          <table:table-cell office:value-type="float" office:value="605.0735" calcext:value-type="float">
            <text:p>605.0735</text:p>
          </table:table-cell>
          <table:table-cell office:value-type="float" office:value="73.6612" calcext:value-type="float">
            <text:p>73.6612</text:p>
          </table:table-cell>
          <table:table-cell office:value-type="float" office:value="144.2915" calcext:value-type="float">
            <text:p>144.2915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6.3215" calcext:value-type="float">
            <text:p>826.3215</text:p>
          </table:table-cell>
          <table:table-cell office:value-type="float" office:value="609.231" calcext:value-type="float">
            <text:p>609.231</text:p>
          </table:table-cell>
          <table:table-cell office:value-type="float" office:value="73.5294" calcext:value-type="float">
            <text:p>73.5294</text:p>
          </table:table-cell>
          <table:table-cell office:value-type="float" office:value="143.5607" calcext:value-type="float">
            <text:p>143.5607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0.7032" calcext:value-type="float">
            <text:p>810.7032</text:p>
          </table:table-cell>
          <table:table-cell office:value-type="float" office:value="593.7272" calcext:value-type="float">
            <text:p>593.7272</text:p>
          </table:table-cell>
          <table:table-cell office:value-type="float" office:value="73.1498" calcext:value-type="float">
            <text:p>73.1498</text:p>
          </table:table-cell>
          <table:table-cell office:value-type="float" office:value="143.8262" calcext:value-type="float">
            <text:p>143.8262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9.6238" calcext:value-type="float">
            <text:p>799.6238</text:p>
          </table:table-cell>
          <table:table-cell office:value-type="float" office:value="583.6331" calcext:value-type="float">
            <text:p>583.6331</text:p>
          </table:table-cell>
          <table:table-cell office:value-type="float" office:value="72.5174" calcext:value-type="float">
            <text:p>72.5174</text:p>
          </table:table-cell>
          <table:table-cell office:value-type="float" office:value="143.4733" calcext:value-type="float">
            <text:p>143.4733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2.5814" calcext:value-type="float">
            <text:p>802.5814</text:p>
          </table:table-cell>
          <table:table-cell office:value-type="float" office:value="587.7122" calcext:value-type="float">
            <text:p>587.7122</text:p>
          </table:table-cell>
          <table:table-cell office:value-type="float" office:value="72.5088" calcext:value-type="float">
            <text:p>72.5088</text:p>
          </table:table-cell>
          <table:table-cell office:value-type="float" office:value="142.3602" calcext:value-type="float">
            <text:p>142.3602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6.064" calcext:value-type="float">
            <text:p>776.064</text:p>
          </table:table-cell>
          <table:table-cell office:value-type="float" office:value="562.5261" calcext:value-type="float">
            <text:p>562.5261</text:p>
          </table:table-cell>
          <table:table-cell office:value-type="float" office:value="71.979" calcext:value-type="float">
            <text:p>71.979</text:p>
          </table:table-cell>
          <table:table-cell office:value-type="float" office:value="141.559" calcext:value-type="float">
            <text:p>141.559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9.9629" calcext:value-type="float">
            <text:p>769.9629</text:p>
          </table:table-cell>
          <table:table-cell office:value-type="float" office:value="556.9141" calcext:value-type="float">
            <text:p>556.9141</text:p>
          </table:table-cell>
          <table:table-cell office:value-type="float" office:value="71.9047" calcext:value-type="float">
            <text:p>71.9047</text:p>
          </table:table-cell>
          <table:table-cell office:value-type="float" office:value="141.1441" calcext:value-type="float">
            <text:p>141.1441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3.8863" calcext:value-type="float">
            <text:p>773.8863</text:p>
          </table:table-cell>
          <table:table-cell office:value-type="float" office:value="561.2898" calcext:value-type="float">
            <text:p>561.2898</text:p>
          </table:table-cell>
          <table:table-cell office:value-type="float" office:value="71.4697" calcext:value-type="float">
            <text:p>71.4697</text:p>
          </table:table-cell>
          <table:table-cell office:value-type="float" office:value="141.1267" calcext:value-type="float">
            <text:p>141.126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7.6133" calcext:value-type="float">
            <text:p>747.6133</text:p>
          </table:table-cell>
          <table:table-cell office:value-type="float" office:value="535.6584" calcext:value-type="float">
            <text:p>535.6584</text:p>
          </table:table-cell>
          <table:table-cell office:value-type="float" office:value="70.9395" calcext:value-type="float">
            <text:p>70.9395</text:p>
          </table:table-cell>
          <table:table-cell office:value-type="float" office:value="141.0152" calcext:value-type="float">
            <text:p>141.0152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1.094" calcext:value-type="float">
            <text:p>751.094</text:p>
          </table:table-cell>
          <table:table-cell office:value-type="float" office:value="539.3527" calcext:value-type="float">
            <text:p>539.3527</text:p>
          </table:table-cell>
          <table:table-cell office:value-type="float" office:value="70.8703" calcext:value-type="float">
            <text:p>70.8703</text:p>
          </table:table-cell>
          <table:table-cell office:value-type="float" office:value="140.8708" calcext:value-type="float">
            <text:p>140.8708</text:p>
          </table:table-cell>
          <table:table-cell table:number-columns-repeated="12"/>
        </table:table-row>
      </table:table>
      <table:table table:name="trening-pokracovanie" table:style-name="ta1">
        <table:shapes>
          <draw:frame draw:z-index="0" draw:style-name="gr1" draw:text-style-name="P1" svg:width="674.14pt" svg:height="519.53pt" svg:x="586.12pt" svg:y="78.32pt">
            <draw:object draw:notify-on-update-of-ranges="'trening-pokracovanie'.H1:'trening-pokracovanie'.H2 'trening-pokracovanie'.H3:'trening-pokracovanie'.H49 'trening-pokracovanie'.I1:'trening-pokracovanie'.I2 'trening-pokracovanie'.I3:'trening-pokracovanie'.I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otal loss</text:p>
          </table:table-cell>
          <table:table-cell table:style-name="ce1" office:value-type="string" calcext:value-type="string">
            <text:p>Age loss</text:p>
          </table:table-cell>
          <table:table-cell table:style-name="ce1" office:value-type="string" calcext:value-type="string">
            <text:p>Gender loss</text:p>
          </table:table-cell>
          <table:table-cell table:style-name="ce1" office:value-type="string" calcext:value-type="string">
            <text:p>Ethnicity</text:p>
          </table:table-cell>
          <table:table-cell table:number-columns-repeated="2"/>
          <table:table-cell table:style-name="ce1" office:value-type="string" calcext:value-type="string">
            <text:p>Validation</text:p>
          </table:table-cell>
          <table:table-cell/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Classificati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44.943" calcext:value-type="float">
            <text:p>1344.943</text:p>
          </table:table-cell>
          <table:table-cell office:value-type="float" office:value="1001.4308" calcext:value-type="float">
            <text:p>1001.4308</text:p>
          </table:table-cell>
          <table:table-cell office:value-type="float" office:value="109.5272" calcext:value-type="float">
            <text:p>109.5272</text:p>
          </table:table-cell>
          <table:table-cell office:value-type="float" office:value="233.9855" calcext:value-type="float">
            <text:p>233.9855</text:p>
          </table:table-cell>
          <table:table-cell table:number-columns-repeated="2"/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otal loss</text:p>
          </table:table-cell>
          <table:table-cell table:style-name="ce1" office:value-type="string" calcext:value-type="string">
            <text:p>Age loss</text:p>
          </table:table-cell>
          <table:table-cell table:style-name="ce1" office:value-type="string" calcext:value-type="string">
            <text:p>Gender loss</text:p>
          </table:table-cell>
          <table:table-cell table:style-name="ce1" office:value-type="string" calcext:value-type="string">
            <text:p>Ethnicit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14.7439" calcext:value-type="float">
            <text:p>1314.7439</text:p>
          </table:table-cell>
          <table:table-cell office:value-type="float" office:value="970.9094" calcext:value-type="float">
            <text:p>970.9094</text:p>
          </table:table-cell>
          <table:table-cell office:value-type="float" office:value="109.5256" calcext:value-type="float">
            <text:p>109.5256</text:p>
          </table:table-cell>
          <table:table-cell office:value-type="float" office:value="234.3095" calcext:value-type="float">
            <text:p>234.309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96.9379" calcext:value-type="float">
            <text:p>596.9379</text:p>
          </table:table-cell>
          <table:table-cell office:value-type="float" office:value="503.9408" calcext:value-type="float">
            <text:p>503.9408</text:p>
          </table:table-cell>
          <table:table-cell office:value-type="float" office:value="31.5815" calcext:value-type="float">
            <text:p>31.5815</text:p>
          </table:table-cell>
          <table:table-cell office:value-type="float" office:value="61.4157" calcext:value-type="float">
            <text:p>61.41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16.3322" calcext:value-type="float">
            <text:p>1316.3322</text:p>
          </table:table-cell>
          <table:table-cell office:value-type="float" office:value="976.07" calcext:value-type="float">
            <text:p>976.07</text:p>
          </table:table-cell>
          <table:table-cell office:value-type="float" office:value="108.8316" calcext:value-type="float">
            <text:p>108.8316</text:p>
          </table:table-cell>
          <table:table-cell office:value-type="float" office:value="231.4306" calcext:value-type="float">
            <text:p>231.43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9.286" calcext:value-type="float">
            <text:p>599.286</text:p>
          </table:table-cell>
          <table:table-cell office:value-type="float" office:value="506.7342" calcext:value-type="float">
            <text:p>506.7342</text:p>
          </table:table-cell>
          <table:table-cell office:value-type="float" office:value="30.9926" calcext:value-type="float">
            <text:p>30.9926</text:p>
          </table:table-cell>
          <table:table-cell office:value-type="float" office:value="61.5591" calcext:value-type="float">
            <text:p>61.55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50.7561" calcext:value-type="float">
            <text:p>1350.7561</text:p>
          </table:table-cell>
          <table:table-cell office:value-type="float" office:value="1010.5767" calcext:value-type="float">
            <text:p>1010.5767</text:p>
          </table:table-cell>
          <table:table-cell office:value-type="float" office:value="109.0844" calcext:value-type="float">
            <text:p>109.0844</text:p>
          </table:table-cell>
          <table:table-cell office:value-type="float" office:value="231.0947" calcext:value-type="float">
            <text:p>231.094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608.1434" calcext:value-type="float">
            <text:p>608.1434</text:p>
          </table:table-cell>
          <table:table-cell office:value-type="float" office:value="517.5323" calcext:value-type="float">
            <text:p>517.5323</text:p>
          </table:table-cell>
          <table:table-cell office:value-type="float" office:value="30.3929" calcext:value-type="float">
            <text:p>30.3929</text:p>
          </table:table-cell>
          <table:table-cell office:value-type="float" office:value="60.2182" calcext:value-type="float">
            <text:p>60.21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23.7528" calcext:value-type="float">
            <text:p>1323.7528</text:p>
          </table:table-cell>
          <table:table-cell office:value-type="float" office:value="984.5483" calcext:value-type="float">
            <text:p>984.5483</text:p>
          </table:table-cell>
          <table:table-cell office:value-type="float" office:value="108.2967" calcext:value-type="float">
            <text:p>108.2967</text:p>
          </table:table-cell>
          <table:table-cell office:value-type="float" office:value="230.9083" calcext:value-type="float">
            <text:p>230.908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9.934" calcext:value-type="float">
            <text:p>579.934</text:p>
          </table:table-cell>
          <table:table-cell office:value-type="float" office:value="490.7758" calcext:value-type="float">
            <text:p>490.7758</text:p>
          </table:table-cell>
          <table:table-cell office:value-type="float" office:value="29.9237" calcext:value-type="float">
            <text:p>29.9237</text:p>
          </table:table-cell>
          <table:table-cell office:value-type="float" office:value="59.2345" calcext:value-type="float">
            <text:p>59.23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26.2249" calcext:value-type="float">
            <text:p>1326.2249</text:p>
          </table:table-cell>
          <table:table-cell office:value-type="float" office:value="986.7142" calcext:value-type="float">
            <text:p>986.7142</text:p>
          </table:table-cell>
          <table:table-cell office:value-type="float" office:value="108.3865" calcext:value-type="float">
            <text:p>108.3865</text:p>
          </table:table-cell>
          <table:table-cell office:value-type="float" office:value="231.124" calcext:value-type="float">
            <text:p>231.12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87.6979" calcext:value-type="float">
            <text:p>587.6979</text:p>
          </table:table-cell>
          <table:table-cell office:value-type="float" office:value="498.7171" calcext:value-type="float">
            <text:p>498.7171</text:p>
          </table:table-cell>
          <table:table-cell office:value-type="float" office:value="29.7964" calcext:value-type="float">
            <text:p>29.7964</text:p>
          </table:table-cell>
          <table:table-cell office:value-type="float" office:value="59.1845" calcext:value-type="float">
            <text:p>59.18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91.6151" calcext:value-type="float">
            <text:p>1291.6151</text:p>
          </table:table-cell>
          <table:table-cell office:value-type="float" office:value="954.0832" calcext:value-type="float">
            <text:p>954.0832</text:p>
          </table:table-cell>
          <table:table-cell office:value-type="float" office:value="107.7127" calcext:value-type="float">
            <text:p>107.7127</text:p>
          </table:table-cell>
          <table:table-cell office:value-type="float" office:value="229.8193" calcext:value-type="float">
            <text:p>229.8193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550.9072" calcext:value-type="float">
            <text:p>550.9072</text:p>
          </table:table-cell>
          <table:table-cell office:value-type="float" office:value="462.5972" calcext:value-type="float">
            <text:p>462.5972</text:p>
          </table:table-cell>
          <table:table-cell office:value-type="float" office:value="30.0561" calcext:value-type="float">
            <text:p>30.0561</text:p>
          </table:table-cell>
          <table:table-cell office:value-type="float" office:value="58.2538" calcext:value-type="float">
            <text:p>58.25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43.6108" calcext:value-type="float">
            <text:p>1343.6108</text:p>
          </table:table-cell>
          <table:table-cell office:value-type="float" office:value="1007.3192" calcext:value-type="float">
            <text:p>1007.3192</text:p>
          </table:table-cell>
          <table:table-cell office:value-type="float" office:value="107.0875" calcext:value-type="float">
            <text:p>107.0875</text:p>
          </table:table-cell>
          <table:table-cell office:value-type="float" office:value="229.2045" calcext:value-type="float">
            <text:p>229.204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59.4583" calcext:value-type="float">
            <text:p>559.4583</text:p>
          </table:table-cell>
          <table:table-cell office:value-type="float" office:value="470.6737" calcext:value-type="float">
            <text:p>470.6737</text:p>
          </table:table-cell>
          <table:table-cell office:value-type="float" office:value="30.3722" calcext:value-type="float">
            <text:p>30.3722</text:p>
          </table:table-cell>
          <table:table-cell office:value-type="float" office:value="58.4125" calcext:value-type="float">
            <text:p>58.4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3.5833" calcext:value-type="float">
            <text:p>1293.5833</text:p>
          </table:table-cell>
          <table:table-cell office:value-type="float" office:value="958.7078" calcext:value-type="float">
            <text:p>958.7078</text:p>
          </table:table-cell>
          <table:table-cell office:value-type="float" office:value="106.5308" calcext:value-type="float">
            <text:p>106.5308</text:p>
          </table:table-cell>
          <table:table-cell office:value-type="float" office:value="228.3447" calcext:value-type="float">
            <text:p>228.344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638.7332" calcext:value-type="float">
            <text:p>638.7332</text:p>
          </table:table-cell>
          <table:table-cell office:value-type="float" office:value="548.9031" calcext:value-type="float">
            <text:p>548.9031</text:p>
          </table:table-cell>
          <table:table-cell office:value-type="float" office:value="30.5624" calcext:value-type="float">
            <text:p>30.5624</text:p>
          </table:table-cell>
          <table:table-cell office:value-type="float" office:value="59.2676" calcext:value-type="float">
            <text:p>59.26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61.3217" calcext:value-type="float">
            <text:p>1261.3217</text:p>
          </table:table-cell>
          <table:table-cell office:value-type="float" office:value="928.741" calcext:value-type="float">
            <text:p>928.741</text:p>
          </table:table-cell>
          <table:table-cell office:value-type="float" office:value="105.4983" calcext:value-type="float">
            <text:p>105.4983</text:p>
          </table:table-cell>
          <table:table-cell office:value-type="float" office:value="227.0821" calcext:value-type="float">
            <text:p>227.0821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546.2577" calcext:value-type="float">
            <text:p>546.2577</text:p>
          </table:table-cell>
          <table:table-cell office:value-type="float" office:value="458.4847" calcext:value-type="float">
            <text:p>458.4847</text:p>
          </table:table-cell>
          <table:table-cell office:value-type="float" office:value="29.4123" calcext:value-type="float">
            <text:p>29.4123</text:p>
          </table:table-cell>
          <table:table-cell office:value-type="float" office:value="58.3607" calcext:value-type="float">
            <text:p>58.36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95.3531" calcext:value-type="float">
            <text:p>1295.3531</text:p>
          </table:table-cell>
          <table:table-cell office:value-type="float" office:value="964.0861" calcext:value-type="float">
            <text:p>964.0861</text:p>
          </table:table-cell>
          <table:table-cell office:value-type="float" office:value="104.828" calcext:value-type="float">
            <text:p>104.828</text:p>
          </table:table-cell>
          <table:table-cell office:value-type="float" office:value="226.4386" calcext:value-type="float">
            <text:p>226.4386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586.4139" calcext:value-type="float">
            <text:p>586.4139</text:p>
          </table:table-cell>
          <table:table-cell office:value-type="float" office:value="498.4323" calcext:value-type="float">
            <text:p>498.4323</text:p>
          </table:table-cell>
          <table:table-cell office:value-type="float" office:value="29.3094" calcext:value-type="float">
            <text:p>29.3094</text:p>
          </table:table-cell>
          <table:table-cell office:value-type="float" office:value="58.6722" calcext:value-type="float">
            <text:p>58.67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05.1167" calcext:value-type="float">
            <text:p>1305.1167</text:p>
          </table:table-cell>
          <table:table-cell office:value-type="float" office:value="972.9515" calcext:value-type="float">
            <text:p>972.9515</text:p>
          </table:table-cell>
          <table:table-cell office:value-type="float" office:value="105.699" calcext:value-type="float">
            <text:p>105.699</text:p>
          </table:table-cell>
          <table:table-cell office:value-type="float" office:value="226.4665" calcext:value-type="float">
            <text:p>226.4665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553.8658" calcext:value-type="float">
            <text:p>553.8658</text:p>
          </table:table-cell>
          <table:table-cell office:value-type="float" office:value="466.1308" calcext:value-type="float">
            <text:p>466.1308</text:p>
          </table:table-cell>
          <table:table-cell office:value-type="float" office:value="29.2314" calcext:value-type="float">
            <text:p>29.2314</text:p>
          </table:table-cell>
          <table:table-cell office:value-type="float" office:value="58.5038" calcext:value-type="float">
            <text:p>58.50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64.6367" calcext:value-type="float">
            <text:p>1264.6367</text:p>
          </table:table-cell>
          <table:table-cell office:value-type="float" office:value="937.7292" calcext:value-type="float">
            <text:p>937.7292</text:p>
          </table:table-cell>
          <table:table-cell office:value-type="float" office:value="102.2751" calcext:value-type="float">
            <text:p>102.2751</text:p>
          </table:table-cell>
          <table:table-cell office:value-type="float" office:value="224.6327" calcext:value-type="float">
            <text:p>224.6327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560.77" calcext:value-type="float">
            <text:p>560.77</text:p>
          </table:table-cell>
          <table:table-cell office:value-type="float" office:value="473.7877" calcext:value-type="float">
            <text:p>473.7877</text:p>
          </table:table-cell>
          <table:table-cell office:value-type="float" office:value="28.5796" calcext:value-type="float">
            <text:p>28.5796</text:p>
          </table:table-cell>
          <table:table-cell office:value-type="float" office:value="58.4028" calcext:value-type="float">
            <text:p>58.4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73.8579" calcext:value-type="float">
            <text:p>1273.8579</text:p>
          </table:table-cell>
          <table:table-cell office:value-type="float" office:value="944.9502" calcext:value-type="float">
            <text:p>944.9502</text:p>
          </table:table-cell>
          <table:table-cell office:value-type="float" office:value="103.9274" calcext:value-type="float">
            <text:p>103.9274</text:p>
          </table:table-cell>
          <table:table-cell office:value-type="float" office:value="224.9798" calcext:value-type="float">
            <text:p>224.979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548.5262" calcext:value-type="float">
            <text:p>548.5262</text:p>
          </table:table-cell>
          <table:table-cell office:value-type="float" office:value="461.1543" calcext:value-type="float">
            <text:p>461.1543</text:p>
          </table:table-cell>
          <table:table-cell office:value-type="float" office:value="29.8133" calcext:value-type="float">
            <text:p>29.8133</text:p>
          </table:table-cell>
          <table:table-cell office:value-type="float" office:value="57.5586" calcext:value-type="float">
            <text:p>57.55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64.5349" calcext:value-type="float">
            <text:p>1264.5349</text:p>
          </table:table-cell>
          <table:table-cell office:value-type="float" office:value="937.5961" calcext:value-type="float">
            <text:p>937.5961</text:p>
          </table:table-cell>
          <table:table-cell office:value-type="float" office:value="103.3685" calcext:value-type="float">
            <text:p>103.3685</text:p>
          </table:table-cell>
          <table:table-cell office:value-type="float" office:value="223.5709" calcext:value-type="float">
            <text:p>223.570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570.356" calcext:value-type="float">
            <text:p>570.356</text:p>
          </table:table-cell>
          <table:table-cell office:value-type="float" office:value="483.2641" calcext:value-type="float">
            <text:p>483.2641</text:p>
          </table:table-cell>
          <table:table-cell office:value-type="float" office:value="29.444" calcext:value-type="float">
            <text:p>29.444</text:p>
          </table:table-cell>
          <table:table-cell office:value-type="float" office:value="57.6478" calcext:value-type="float">
            <text:p>57.64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23.5677" calcext:value-type="float">
            <text:p>1223.5677</text:p>
          </table:table-cell>
          <table:table-cell office:value-type="float" office:value="895.3813" calcext:value-type="float">
            <text:p>895.3813</text:p>
          </table:table-cell>
          <table:table-cell office:value-type="float" office:value="104.4057" calcext:value-type="float">
            <text:p>104.4057</text:p>
          </table:table-cell>
          <table:table-cell office:value-type="float" office:value="223.7805" calcext:value-type="float">
            <text:p>223.7805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559.3444" calcext:value-type="float">
            <text:p>559.3444</text:p>
          </table:table-cell>
          <table:table-cell office:value-type="float" office:value="471.5624" calcext:value-type="float">
            <text:p>471.5624</text:p>
          </table:table-cell>
          <table:table-cell office:value-type="float" office:value="30.582" calcext:value-type="float">
            <text:p>30.582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60.1593" calcext:value-type="float">
            <text:p>1260.1593</text:p>
          </table:table-cell>
          <table:table-cell office:value-type="float" office:value="933.4643" calcext:value-type="float">
            <text:p>933.4643</text:p>
          </table:table-cell>
          <table:table-cell office:value-type="float" office:value="102.8631" calcext:value-type="float">
            <text:p>102.8631</text:p>
          </table:table-cell>
          <table:table-cell office:value-type="float" office:value="223.8318" calcext:value-type="float">
            <text:p>223.831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616.6707" calcext:value-type="float">
            <text:p>616.6707</text:p>
          </table:table-cell>
          <table:table-cell office:value-type="float" office:value="527.662" calcext:value-type="float">
            <text:p>527.662</text:p>
          </table:table-cell>
          <table:table-cell office:value-type="float" office:value="30.8018" calcext:value-type="float">
            <text:p>30.8018</text:p>
          </table:table-cell>
          <table:table-cell office:value-type="float" office:value="58.207" calcext:value-type="float">
            <text:p>58.2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71.5637" calcext:value-type="float">
            <text:p>1271.5637</text:p>
          </table:table-cell>
          <table:table-cell office:value-type="float" office:value="946.9225" calcext:value-type="float">
            <text:p>946.9225</text:p>
          </table:table-cell>
          <table:table-cell office:value-type="float" office:value="102.2358" calcext:value-type="float">
            <text:p>102.2358</text:p>
          </table:table-cell>
          <table:table-cell office:value-type="float" office:value="222.4057" calcext:value-type="float">
            <text:p>222.405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586.7855" calcext:value-type="float">
            <text:p>586.7855</text:p>
          </table:table-cell>
          <table:table-cell office:value-type="float" office:value="499.0087" calcext:value-type="float">
            <text:p>499.0087</text:p>
          </table:table-cell>
          <table:table-cell office:value-type="float" office:value="30.2322" calcext:value-type="float">
            <text:p>30.2322</text:p>
          </table:table-cell>
          <table:table-cell office:value-type="float" office:value="57.5446" calcext:value-type="float">
            <text:p>57.54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85.6313" calcext:value-type="float">
            <text:p>1285.6313</text:p>
          </table:table-cell>
          <table:table-cell office:value-type="float" office:value="962.7889" calcext:value-type="float">
            <text:p>962.7889</text:p>
          </table:table-cell>
          <table:table-cell office:value-type="float" office:value="101.3033" calcext:value-type="float">
            <text:p>101.3033</text:p>
          </table:table-cell>
          <table:table-cell office:value-type="float" office:value="221.5384" calcext:value-type="float">
            <text:p>221.5384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569.1656" calcext:value-type="float">
            <text:p>569.1656</text:p>
          </table:table-cell>
          <table:table-cell office:value-type="float" office:value="481.1387" calcext:value-type="float">
            <text:p>481.1387</text:p>
          </table:table-cell>
          <table:table-cell office:value-type="float" office:value="29.6911" calcext:value-type="float">
            <text:p>29.6911</text:p>
          </table:table-cell>
          <table:table-cell office:value-type="float" office:value="58.3359" calcext:value-type="float">
            <text:p>58.33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64.996" calcext:value-type="float">
            <text:p>1264.996</text:p>
          </table:table-cell>
          <table:table-cell office:value-type="float" office:value="941.3189" calcext:value-type="float">
            <text:p>941.3189</text:p>
          </table:table-cell>
          <table:table-cell office:value-type="float" office:value="102.3181" calcext:value-type="float">
            <text:p>102.3181</text:p>
          </table:table-cell>
          <table:table-cell office:value-type="float" office:value="221.3587" calcext:value-type="float">
            <text:p>221.358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580.6619" calcext:value-type="float">
            <text:p>580.6619</text:p>
          </table:table-cell>
          <table:table-cell office:value-type="float" office:value="492.691" calcext:value-type="float">
            <text:p>492.691</text:p>
          </table:table-cell>
          <table:table-cell office:value-type="float" office:value="30.0197" calcext:value-type="float">
            <text:p>30.0197</text:p>
          </table:table-cell>
          <table:table-cell office:value-type="float" office:value="57.9512" calcext:value-type="float">
            <text:p>57.95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51.9635" calcext:value-type="float">
            <text:p>1251.9635</text:p>
          </table:table-cell>
          <table:table-cell office:value-type="float" office:value="930.8358" calcext:value-type="float">
            <text:p>930.8358</text:p>
          </table:table-cell>
          <table:table-cell office:value-type="float" office:value="100.706" calcext:value-type="float">
            <text:p>100.706</text:p>
          </table:table-cell>
          <table:table-cell office:value-type="float" office:value="220.422" calcext:value-type="float">
            <text:p>220.422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586.2484" calcext:value-type="float">
            <text:p>586.2484</text:p>
          </table:table-cell>
          <table:table-cell office:value-type="float" office:value="498.3635" calcext:value-type="float">
            <text:p>498.3635</text:p>
          </table:table-cell>
          <table:table-cell office:value-type="float" office:value="29.6954" calcext:value-type="float">
            <text:p>29.6954</text:p>
          </table:table-cell>
          <table:table-cell office:value-type="float" office:value="58.1893" calcext:value-type="float">
            <text:p>58.18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93.0829" calcext:value-type="float">
            <text:p>1293.0829</text:p>
          </table:table-cell>
          <table:table-cell office:value-type="float" office:value="973.3043" calcext:value-type="float">
            <text:p>973.3043</text:p>
          </table:table-cell>
          <table:table-cell office:value-type="float" office:value="100.6036" calcext:value-type="float">
            <text:p>100.6036</text:p>
          </table:table-cell>
          <table:table-cell office:value-type="float" office:value="219.1749" calcext:value-type="float">
            <text:p>219.1749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561.0602" calcext:value-type="float">
            <text:p>561.0602</text:p>
          </table:table-cell>
          <table:table-cell office:value-type="float" office:value="473.7995" calcext:value-type="float">
            <text:p>473.7995</text:p>
          </table:table-cell>
          <table:table-cell office:value-type="float" office:value="29.6455" calcext:value-type="float">
            <text:p>29.6455</text:p>
          </table:table-cell>
          <table:table-cell office:value-type="float" office:value="57.6153" calcext:value-type="float">
            <text:p>57.61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40.155" calcext:value-type="float">
            <text:p>1240.155</text:p>
          </table:table-cell>
          <table:table-cell office:value-type="float" office:value="921.3495" calcext:value-type="float">
            <text:p>921.3495</text:p>
          </table:table-cell>
          <table:table-cell office:value-type="float" office:value="100.6122" calcext:value-type="float">
            <text:p>100.6122</text:p>
          </table:table-cell>
          <table:table-cell office:value-type="float" office:value="218.1927" calcext:value-type="float">
            <text:p>218.192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569.6986" calcext:value-type="float">
            <text:p>569.6986</text:p>
          </table:table-cell>
          <table:table-cell office:value-type="float" office:value="482.2625" calcext:value-type="float">
            <text:p>482.2625</text:p>
          </table:table-cell>
          <table:table-cell office:value-type="float" office:value="29.4037" calcext:value-type="float">
            <text:p>29.4037</text:p>
          </table:table-cell>
          <table:table-cell office:value-type="float" office:value="58.0326" calcext:value-type="float">
            <text:p>58.03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0.1641" calcext:value-type="float">
            <text:p>1230.1641</text:p>
          </table:table-cell>
          <table:table-cell office:value-type="float" office:value="913.4154" calcext:value-type="float">
            <text:p>913.4154</text:p>
          </table:table-cell>
          <table:table-cell office:value-type="float" office:value="99.5497" calcext:value-type="float">
            <text:p>99.5497</text:p>
          </table:table-cell>
          <table:table-cell office:value-type="float" office:value="217.1989" calcext:value-type="float">
            <text:p>217.1989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83.4924" calcext:value-type="float">
            <text:p>583.4924</text:p>
          </table:table-cell>
          <table:table-cell office:value-type="float" office:value="495.326" calcext:value-type="float">
            <text:p>495.326</text:p>
          </table:table-cell>
          <table:table-cell office:value-type="float" office:value="30.0575" calcext:value-type="float">
            <text:p>30.0575</text:p>
          </table:table-cell>
          <table:table-cell office:value-type="float" office:value="58.1091" calcext:value-type="float">
            <text:p>58.10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64.5133" calcext:value-type="float">
            <text:p>1264.5133</text:p>
          </table:table-cell>
          <table:table-cell office:value-type="float" office:value="947.2935" calcext:value-type="float">
            <text:p>947.2935</text:p>
          </table:table-cell>
          <table:table-cell office:value-type="float" office:value="100.074" calcext:value-type="float">
            <text:p>100.074</text:p>
          </table:table-cell>
          <table:table-cell office:value-type="float" office:value="217.1461" calcext:value-type="float">
            <text:p>217.146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557.8806" calcext:value-type="float">
            <text:p>557.8806</text:p>
          </table:table-cell>
          <table:table-cell office:value-type="float" office:value="469.7627" calcext:value-type="float">
            <text:p>469.7627</text:p>
          </table:table-cell>
          <table:table-cell office:value-type="float" office:value="30.3954" calcext:value-type="float">
            <text:p>30.3954</text:p>
          </table:table-cell>
          <table:table-cell office:value-type="float" office:value="57.7226" calcext:value-type="float">
            <text:p>57.72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07.2047" calcext:value-type="float">
            <text:p>1207.2047</text:p>
          </table:table-cell>
          <table:table-cell office:value-type="float" office:value="889.0523" calcext:value-type="float">
            <text:p>889.0523</text:p>
          </table:table-cell>
          <table:table-cell office:value-type="float" office:value="99.5004" calcext:value-type="float">
            <text:p>99.5004</text:p>
          </table:table-cell>
          <table:table-cell office:value-type="float" office:value="218.652" calcext:value-type="float">
            <text:p>218.652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589.6852" calcext:value-type="float">
            <text:p>589.6852</text:p>
          </table:table-cell>
          <table:table-cell office:value-type="float" office:value="501.3573" calcext:value-type="float">
            <text:p>501.3573</text:p>
          </table:table-cell>
          <table:table-cell office:value-type="float" office:value="29.747" calcext:value-type="float">
            <text:p>29.747</text:p>
          </table:table-cell>
          <table:table-cell office:value-type="float" office:value="58.5807" calcext:value-type="float">
            <text:p>58.58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6.1979" calcext:value-type="float">
            <text:p>1216.1979</text:p>
          </table:table-cell>
          <table:table-cell office:value-type="float" office:value="904.1637" calcext:value-type="float">
            <text:p>904.1637</text:p>
          </table:table-cell>
          <table:table-cell office:value-type="float" office:value="98.1714" calcext:value-type="float">
            <text:p>98.1714</text:p>
          </table:table-cell>
          <table:table-cell office:value-type="float" office:value="213.8627" calcext:value-type="float">
            <text:p>213.8627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549.9504" calcext:value-type="float">
            <text:p>549.9504</text:p>
          </table:table-cell>
          <table:table-cell office:value-type="float" office:value="463.3446" calcext:value-type="float">
            <text:p>463.3446</text:p>
          </table:table-cell>
          <table:table-cell office:value-type="float" office:value="28.9331" calcext:value-type="float">
            <text:p>28.9331</text:p>
          </table:table-cell>
          <table:table-cell office:value-type="float" office:value="57.6728" calcext:value-type="float">
            <text:p>57.67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12.1324" calcext:value-type="float">
            <text:p>1212.1324</text:p>
          </table:table-cell>
          <table:table-cell office:value-type="float" office:value="898.8045" calcext:value-type="float">
            <text:p>898.8045</text:p>
          </table:table-cell>
          <table:table-cell office:value-type="float" office:value="97.7118" calcext:value-type="float">
            <text:p>97.7118</text:p>
          </table:table-cell>
          <table:table-cell office:value-type="float" office:value="215.6167" calcext:value-type="float">
            <text:p>215.616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544.587" calcext:value-type="float">
            <text:p>544.587</text:p>
          </table:table-cell>
          <table:table-cell office:value-type="float" office:value="458.9347" calcext:value-type="float">
            <text:p>458.9347</text:p>
          </table:table-cell>
          <table:table-cell office:value-type="float" office:value="28.8936" calcext:value-type="float">
            <text:p>28.8936</text:p>
          </table:table-cell>
          <table:table-cell office:value-type="float" office:value="56.7586" calcext:value-type="float">
            <text:p>56.75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5.7166" calcext:value-type="float">
            <text:p>1155.7166</text:p>
          </table:table-cell>
          <table:table-cell office:value-type="float" office:value="844.4648" calcext:value-type="float">
            <text:p>844.4648</text:p>
          </table:table-cell>
          <table:table-cell office:value-type="float" office:value="98.6137" calcext:value-type="float">
            <text:p>98.6137</text:p>
          </table:table-cell>
          <table:table-cell office:value-type="float" office:value="212.6384" calcext:value-type="float">
            <text:p>212.638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560.2145" calcext:value-type="float">
            <text:p>560.2145</text:p>
          </table:table-cell>
          <table:table-cell office:value-type="float" office:value="473.4266" calcext:value-type="float">
            <text:p>473.4266</text:p>
          </table:table-cell>
          <table:table-cell office:value-type="float" office:value="29.3604" calcext:value-type="float">
            <text:p>29.3604</text:p>
          </table:table-cell>
          <table:table-cell office:value-type="float" office:value="57.4275" calcext:value-type="float">
            <text:p>57.42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14.0854" calcext:value-type="float">
            <text:p>1214.0854</text:p>
          </table:table-cell>
          <table:table-cell office:value-type="float" office:value="901.2627" calcext:value-type="float">
            <text:p>901.2627</text:p>
          </table:table-cell>
          <table:table-cell office:value-type="float" office:value="99.5021" calcext:value-type="float">
            <text:p>99.5021</text:p>
          </table:table-cell>
          <table:table-cell office:value-type="float" office:value="213.3206" calcext:value-type="float">
            <text:p>213.3206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558.4631" calcext:value-type="float">
            <text:p>558.4631</text:p>
          </table:table-cell>
          <table:table-cell office:value-type="float" office:value="471.3504" calcext:value-type="float">
            <text:p>471.3504</text:p>
          </table:table-cell>
          <table:table-cell office:value-type="float" office:value="29.4538" calcext:value-type="float">
            <text:p>29.4538</text:p>
          </table:table-cell>
          <table:table-cell office:value-type="float" office:value="57.659" calcext:value-type="float">
            <text:p>57.6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04.1761" calcext:value-type="float">
            <text:p>1204.1761</text:p>
          </table:table-cell>
          <table:table-cell office:value-type="float" office:value="893.1743" calcext:value-type="float">
            <text:p>893.1743</text:p>
          </table:table-cell>
          <table:table-cell office:value-type="float" office:value="98.6586" calcext:value-type="float">
            <text:p>98.6586</text:p>
          </table:table-cell>
          <table:table-cell office:value-type="float" office:value="212.3441" calcext:value-type="float">
            <text:p>212.344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558.0936" calcext:value-type="float">
            <text:p>558.0936</text:p>
          </table:table-cell>
          <table:table-cell office:value-type="float" office:value="470.0925" calcext:value-type="float">
            <text:p>470.0925</text:p>
          </table:table-cell>
          <table:table-cell office:value-type="float" office:value="29.7635" calcext:value-type="float">
            <text:p>29.7635</text:p>
          </table:table-cell>
          <table:table-cell office:value-type="float" office:value="58.2377" calcext:value-type="float">
            <text:p>58.23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4.3073" calcext:value-type="float">
            <text:p>1184.3073</text:p>
          </table:table-cell>
          <table:table-cell office:value-type="float" office:value="873.3248" calcext:value-type="float">
            <text:p>873.3248</text:p>
          </table:table-cell>
          <table:table-cell office:value-type="float" office:value="98.1687" calcext:value-type="float">
            <text:p>98.1687</text:p>
          </table:table-cell>
          <table:table-cell office:value-type="float" office:value="212.8135" calcext:value-type="float">
            <text:p>212.813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585.0611" calcext:value-type="float">
            <text:p>585.0611</text:p>
          </table:table-cell>
          <table:table-cell office:value-type="float" office:value="497.6982" calcext:value-type="float">
            <text:p>497.6982</text:p>
          </table:table-cell>
          <table:table-cell office:value-type="float" office:value="29.4598" calcext:value-type="float">
            <text:p>29.4598</text:p>
          </table:table-cell>
          <table:table-cell office:value-type="float" office:value="57.903" calcext:value-type="float">
            <text:p>57.9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44.433" calcext:value-type="float">
            <text:p>1244.433</text:p>
          </table:table-cell>
          <table:table-cell office:value-type="float" office:value="936.3434" calcext:value-type="float">
            <text:p>936.3434</text:p>
          </table:table-cell>
          <table:table-cell office:value-type="float" office:value="96.0641" calcext:value-type="float">
            <text:p>96.0641</text:p>
          </table:table-cell>
          <table:table-cell office:value-type="float" office:value="212.0258" calcext:value-type="float">
            <text:p>212.025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570.8981" calcext:value-type="float">
            <text:p>570.8981</text:p>
          </table:table-cell>
          <table:table-cell office:value-type="float" office:value="483.5" calcext:value-type="float">
            <text:p>483.5</text:p>
          </table:table-cell>
          <table:table-cell office:value-type="float" office:value="29.9937" calcext:value-type="float">
            <text:p>29.9937</text:p>
          </table:table-cell>
          <table:table-cell office:value-type="float" office:value="57.4045" calcext:value-type="float">
            <text:p>57.40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2.4087" calcext:value-type="float">
            <text:p>1202.4087</text:p>
          </table:table-cell>
          <table:table-cell office:value-type="float" office:value="895.6423" calcext:value-type="float">
            <text:p>895.6423</text:p>
          </table:table-cell>
          <table:table-cell office:value-type="float" office:value="95.8181" calcext:value-type="float">
            <text:p>95.8181</text:p>
          </table:table-cell>
          <table:table-cell office:value-type="float" office:value="210.9484" calcext:value-type="float">
            <text:p>210.9484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578.3679" calcext:value-type="float">
            <text:p>578.3679</text:p>
          </table:table-cell>
          <table:table-cell office:value-type="float" office:value="491.3004" calcext:value-type="float">
            <text:p>491.3004</text:p>
          </table:table-cell>
          <table:table-cell office:value-type="float" office:value="29.1306" calcext:value-type="float">
            <text:p>29.1306</text:p>
          </table:table-cell>
          <table:table-cell office:value-type="float" office:value="57.9369" calcext:value-type="float">
            <text:p>57.93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4.3998" calcext:value-type="float">
            <text:p>1204.3998</text:p>
          </table:table-cell>
          <table:table-cell office:value-type="float" office:value="899.2336" calcext:value-type="float">
            <text:p>899.2336</text:p>
          </table:table-cell>
          <table:table-cell office:value-type="float" office:value="95.0962" calcext:value-type="float">
            <text:p>95.0962</text:p>
          </table:table-cell>
          <table:table-cell office:value-type="float" office:value="210.0699" calcext:value-type="float">
            <text:p>210.069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577.5613" calcext:value-type="float">
            <text:p>577.5613</text:p>
          </table:table-cell>
          <table:table-cell office:value-type="float" office:value="490.3669" calcext:value-type="float">
            <text:p>490.3669</text:p>
          </table:table-cell>
          <table:table-cell office:value-type="float" office:value="29.9693" calcext:value-type="float">
            <text:p>29.9693</text:p>
          </table:table-cell>
          <table:table-cell office:value-type="float" office:value="57.2251" calcext:value-type="float">
            <text:p>57.22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2.0652" calcext:value-type="float">
            <text:p>1192.0652</text:p>
          </table:table-cell>
          <table:table-cell office:value-type="float" office:value="886.2979" calcext:value-type="float">
            <text:p>886.2979</text:p>
          </table:table-cell>
          <table:table-cell office:value-type="float" office:value="95.9626" calcext:value-type="float">
            <text:p>95.9626</text:p>
          </table:table-cell>
          <table:table-cell office:value-type="float" office:value="209.8047" calcext:value-type="float">
            <text:p>209.804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537.8356" calcext:value-type="float">
            <text:p>537.8356</text:p>
          </table:table-cell>
          <table:table-cell office:value-type="float" office:value="451.4603" calcext:value-type="float">
            <text:p>451.4603</text:p>
          </table:table-cell>
          <table:table-cell office:value-type="float" office:value="29.2683" calcext:value-type="float">
            <text:p>29.2683</text:p>
          </table:table-cell>
          <table:table-cell office:value-type="float" office:value="57.1069" calcext:value-type="float">
            <text:p>57.106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59.3163" calcext:value-type="float">
            <text:p>1159.3163</text:p>
          </table:table-cell>
          <table:table-cell office:value-type="float" office:value="855.0443" calcext:value-type="float">
            <text:p>855.0443</text:p>
          </table:table-cell>
          <table:table-cell office:value-type="float" office:value="95.4203" calcext:value-type="float">
            <text:p>95.4203</text:p>
          </table:table-cell>
          <table:table-cell office:value-type="float" office:value="208.8517" calcext:value-type="float">
            <text:p>208.851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556.9355" calcext:value-type="float">
            <text:p>556.9355</text:p>
          </table:table-cell>
          <table:table-cell office:value-type="float" office:value="470.0387" calcext:value-type="float">
            <text:p>470.0387</text:p>
          </table:table-cell>
          <table:table-cell office:value-type="float" office:value="29.6454" calcext:value-type="float">
            <text:p>29.6454</text:p>
          </table:table-cell>
          <table:table-cell office:value-type="float" office:value="57.2515" calcext:value-type="float">
            <text:p>57.25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91.3461" calcext:value-type="float">
            <text:p>1191.3461</text:p>
          </table:table-cell>
          <table:table-cell office:value-type="float" office:value="887.1783" calcext:value-type="float">
            <text:p>887.1783</text:p>
          </table:table-cell>
          <table:table-cell office:value-type="float" office:value="95.7424" calcext:value-type="float">
            <text:p>95.7424</text:p>
          </table:table-cell>
          <table:table-cell office:value-type="float" office:value="208.4251" calcext:value-type="float">
            <text:p>208.4251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553.5058" calcext:value-type="float">
            <text:p>553.5058</text:p>
          </table:table-cell>
          <table:table-cell office:value-type="float" office:value="467.5537" calcext:value-type="float">
            <text:p>467.5537</text:p>
          </table:table-cell>
          <table:table-cell office:value-type="float" office:value="29.4035" calcext:value-type="float">
            <text:p>29.4035</text:p>
          </table:table-cell>
          <table:table-cell office:value-type="float" office:value="56.5486" calcext:value-type="float">
            <text:p>56.54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51.981" calcext:value-type="float">
            <text:p>1151.981</text:p>
          </table:table-cell>
          <table:table-cell office:value-type="float" office:value="848.8083" calcext:value-type="float">
            <text:p>848.8083</text:p>
          </table:table-cell>
          <table:table-cell office:value-type="float" office:value="94.5678" calcext:value-type="float">
            <text:p>94.5678</text:p>
          </table:table-cell>
          <table:table-cell office:value-type="float" office:value="208.6047" calcext:value-type="float">
            <text:p>208.604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557.6911" calcext:value-type="float">
            <text:p>557.6911</text:p>
          </table:table-cell>
          <table:table-cell office:value-type="float" office:value="469.6822" calcext:value-type="float">
            <text:p>469.6822</text:p>
          </table:table-cell>
          <table:table-cell office:value-type="float" office:value="29.7247" calcext:value-type="float">
            <text:p>29.7247</text:p>
          </table:table-cell>
          <table:table-cell office:value-type="float" office:value="58.2842" calcext:value-type="float">
            <text:p>58.28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88.8339" calcext:value-type="float">
            <text:p>1188.8339</text:p>
          </table:table-cell>
          <table:table-cell office:value-type="float" office:value="886.6245" calcext:value-type="float">
            <text:p>886.6245</text:p>
          </table:table-cell>
          <table:table-cell office:value-type="float" office:value="94.8323" calcext:value-type="float">
            <text:p>94.8323</text:p>
          </table:table-cell>
          <table:table-cell office:value-type="float" office:value="207.3768" calcext:value-type="float">
            <text:p>207.3768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543.9993" calcext:value-type="float">
            <text:p>543.9993</text:p>
          </table:table-cell>
          <table:table-cell office:value-type="float" office:value="456.7447" calcext:value-type="float">
            <text:p>456.7447</text:p>
          </table:table-cell>
          <table:table-cell office:value-type="float" office:value="29.6498" calcext:value-type="float">
            <text:p>29.6498</text:p>
          </table:table-cell>
          <table:table-cell office:value-type="float" office:value="57.6049" calcext:value-type="float">
            <text:p>57.60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24.5387" calcext:value-type="float">
            <text:p>1124.5387</text:p>
          </table:table-cell>
          <table:table-cell office:value-type="float" office:value="826.8798" calcext:value-type="float">
            <text:p>826.8798</text:p>
          </table:table-cell>
          <table:table-cell office:value-type="float" office:value="92.6995" calcext:value-type="float">
            <text:p>92.6995</text:p>
          </table:table-cell>
          <table:table-cell office:value-type="float" office:value="204.9591" calcext:value-type="float">
            <text:p>204.959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557.3873" calcext:value-type="float">
            <text:p>557.3873</text:p>
          </table:table-cell>
          <table:table-cell office:value-type="float" office:value="471.3538" calcext:value-type="float">
            <text:p>471.3538</text:p>
          </table:table-cell>
          <table:table-cell office:value-type="float" office:value="29.1379" calcext:value-type="float">
            <text:p>29.1379</text:p>
          </table:table-cell>
          <table:table-cell office:value-type="float" office:value="56.8956" calcext:value-type="float">
            <text:p>56.89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86.9775" calcext:value-type="float">
            <text:p>1186.9775</text:p>
          </table:table-cell>
          <table:table-cell office:value-type="float" office:value="888.5072" calcext:value-type="float">
            <text:p>888.5072</text:p>
          </table:table-cell>
          <table:table-cell office:value-type="float" office:value="93.4419" calcext:value-type="float">
            <text:p>93.4419</text:p>
          </table:table-cell>
          <table:table-cell office:value-type="float" office:value="205.0281" calcext:value-type="float">
            <text:p>205.028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541.1259" calcext:value-type="float">
            <text:p>541.1259</text:p>
          </table:table-cell>
          <table:table-cell office:value-type="float" office:value="454.4237" calcext:value-type="float">
            <text:p>454.4237</text:p>
          </table:table-cell>
          <table:table-cell office:value-type="float" office:value="29.5078" calcext:value-type="float">
            <text:p>29.5078</text:p>
          </table:table-cell>
          <table:table-cell office:value-type="float" office:value="57.1944" calcext:value-type="float">
            <text:p>57.19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68.1324" calcext:value-type="float">
            <text:p>1168.1324</text:p>
          </table:table-cell>
          <table:table-cell office:value-type="float" office:value="869.9299" calcext:value-type="float">
            <text:p>869.9299</text:p>
          </table:table-cell>
          <table:table-cell office:value-type="float" office:value="93.2646" calcext:value-type="float">
            <text:p>93.2646</text:p>
          </table:table-cell>
          <table:table-cell office:value-type="float" office:value="204.9382" calcext:value-type="float">
            <text:p>204.938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565.8769" calcext:value-type="float">
            <text:p>565.8769</text:p>
          </table:table-cell>
          <table:table-cell office:value-type="float" office:value="478.6048" calcext:value-type="float">
            <text:p>478.6048</text:p>
          </table:table-cell>
          <table:table-cell office:value-type="float" office:value="29.8717" calcext:value-type="float">
            <text:p>29.8717</text:p>
          </table:table-cell>
          <table:table-cell office:value-type="float" office:value="57.4004" calcext:value-type="float">
            <text:p>57.40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0.8872" calcext:value-type="float">
            <text:p>1210.8872</text:p>
          </table:table-cell>
          <table:table-cell office:value-type="float" office:value="913.719" calcext:value-type="float">
            <text:p>913.719</text:p>
          </table:table-cell>
          <table:table-cell office:value-type="float" office:value="94.5161" calcext:value-type="float">
            <text:p>94.5161</text:p>
          </table:table-cell>
          <table:table-cell office:value-type="float" office:value="202.6519" calcext:value-type="float">
            <text:p>202.6519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548.5811" calcext:value-type="float">
            <text:p>548.5811</text:p>
          </table:table-cell>
          <table:table-cell office:value-type="float" office:value="463.4205" calcext:value-type="float">
            <text:p>463.4205</text:p>
          </table:table-cell>
          <table:table-cell office:value-type="float" office:value="28.9564" calcext:value-type="float">
            <text:p>28.9564</text:p>
          </table:table-cell>
          <table:table-cell office:value-type="float" office:value="56.2042" calcext:value-type="float">
            <text:p>56.20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51.0576" calcext:value-type="float">
            <text:p>1151.0576</text:p>
          </table:table-cell>
          <table:table-cell office:value-type="float" office:value="855.9939" calcext:value-type="float">
            <text:p>855.9939</text:p>
          </table:table-cell>
          <table:table-cell office:value-type="float" office:value="91.1475" calcext:value-type="float">
            <text:p>91.1475</text:p>
          </table:table-cell>
          <table:table-cell office:value-type="float" office:value="203.916" calcext:value-type="float">
            <text:p>203.91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568.877" calcext:value-type="float">
            <text:p>568.877</text:p>
          </table:table-cell>
          <table:table-cell office:value-type="float" office:value="481.301" calcext:value-type="float">
            <text:p>481.301</text:p>
          </table:table-cell>
          <table:table-cell office:value-type="float" office:value="29.4175" calcext:value-type="float">
            <text:p>29.4175</text:p>
          </table:table-cell>
          <table:table-cell office:value-type="float" office:value="58.1585" calcext:value-type="float">
            <text:p>58.15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22.4774" calcext:value-type="float">
            <text:p>1122.4774</text:p>
          </table:table-cell>
          <table:table-cell office:value-type="float" office:value="826.943" calcext:value-type="float">
            <text:p>826.943</text:p>
          </table:table-cell>
          <table:table-cell office:value-type="float" office:value="92.5244" calcext:value-type="float">
            <text:p>92.5244</text:p>
          </table:table-cell>
          <table:table-cell office:value-type="float" office:value="203.0099" calcext:value-type="float">
            <text:p>203.0099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557.4674" calcext:value-type="float">
            <text:p>557.4674</text:p>
          </table:table-cell>
          <table:table-cell office:value-type="float" office:value="470.9427" calcext:value-type="float">
            <text:p>470.9427</text:p>
          </table:table-cell>
          <table:table-cell office:value-type="float" office:value="29.5803" calcext:value-type="float">
            <text:p>29.5803</text:p>
          </table:table-cell>
          <table:table-cell office:value-type="float" office:value="56.9444" calcext:value-type="float">
            <text:p>56.94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85.8342" calcext:value-type="float">
            <text:p>1185.8342</text:p>
          </table:table-cell>
          <table:table-cell office:value-type="float" office:value="893.6048" calcext:value-type="float">
            <text:p>893.6048</text:p>
          </table:table-cell>
          <table:table-cell office:value-type="float" office:value="90.7136" calcext:value-type="float">
            <text:p>90.7136</text:p>
          </table:table-cell>
          <table:table-cell office:value-type="float" office:value="201.5157" calcext:value-type="float">
            <text:p>201.5157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537.3854" calcext:value-type="float">
            <text:p>537.3854</text:p>
          </table:table-cell>
          <table:table-cell office:value-type="float" office:value="451.5344" calcext:value-type="float">
            <text:p>451.5344</text:p>
          </table:table-cell>
          <table:table-cell office:value-type="float" office:value="28.7709" calcext:value-type="float">
            <text:p>28.7709</text:p>
          </table:table-cell>
          <table:table-cell office:value-type="float" office:value="57.0801" calcext:value-type="float">
            <text:p>57.08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14.9374" calcext:value-type="float">
            <text:p>1114.9374</text:p>
          </table:table-cell>
          <table:table-cell office:value-type="float" office:value="820.7828" calcext:value-type="float">
            <text:p>820.7828</text:p>
          </table:table-cell>
          <table:table-cell office:value-type="float" office:value="91.8378" calcext:value-type="float">
            <text:p>91.8378</text:p>
          </table:table-cell>
          <table:table-cell office:value-type="float" office:value="202.3162" calcext:value-type="float">
            <text:p>202.316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586.7222" calcext:value-type="float">
            <text:p>586.7222</text:p>
          </table:table-cell>
          <table:table-cell office:value-type="float" office:value="499.4374" calcext:value-type="float">
            <text:p>499.4374</text:p>
          </table:table-cell>
          <table:table-cell office:value-type="float" office:value="29.7114" calcext:value-type="float">
            <text:p>29.7114</text:p>
          </table:table-cell>
          <table:table-cell office:value-type="float" office:value="57.5732" calcext:value-type="float">
            <text:p>57.57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17.9884" calcext:value-type="float">
            <text:p>1117.9884</text:p>
          </table:table-cell>
          <table:table-cell office:value-type="float" office:value="826.1088" calcext:value-type="float">
            <text:p>826.1088</text:p>
          </table:table-cell>
          <table:table-cell office:value-type="float" office:value="91.8286" calcext:value-type="float">
            <text:p>91.8286</text:p>
          </table:table-cell>
          <table:table-cell office:value-type="float" office:value="200.0512" calcext:value-type="float">
            <text:p>200.0512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33.407" calcext:value-type="float">
            <text:p>1133.407</text:p>
          </table:table-cell>
          <table:table-cell office:value-type="float" office:value="844.1388" calcext:value-type="float">
            <text:p>844.1388</text:p>
          </table:table-cell>
          <table:table-cell office:value-type="float" office:value="89.93" calcext:value-type="float">
            <text:p>89.93</text:p>
          </table:table-cell>
          <table:table-cell office:value-type="float" office:value="199.3381" calcext:value-type="float">
            <text:p>199.338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21.3439" calcext:value-type="float">
            <text:p>1121.3439</text:p>
          </table:table-cell>
          <table:table-cell office:value-type="float" office:value="832.3614" calcext:value-type="float">
            <text:p>832.3614</text:p>
          </table:table-cell>
          <table:table-cell office:value-type="float" office:value="90.0843" calcext:value-type="float">
            <text:p>90.0843</text:p>
          </table:table-cell>
          <table:table-cell office:value-type="float" office:value="198.8981" calcext:value-type="float">
            <text:p>198.8981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17.2606" calcext:value-type="float">
            <text:p>1117.2606</text:p>
          </table:table-cell>
          <table:table-cell office:value-type="float" office:value="828.9454" calcext:value-type="float">
            <text:p>828.9454</text:p>
          </table:table-cell>
          <table:table-cell office:value-type="float" office:value="90.2978" calcext:value-type="float">
            <text:p>90.2978</text:p>
          </table:table-cell>
          <table:table-cell office:value-type="float" office:value="198.0172" calcext:value-type="float">
            <text:p>198.017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06.741" calcext:value-type="float">
            <text:p>1106.741</text:p>
          </table:table-cell>
          <table:table-cell office:value-type="float" office:value="822.1352" calcext:value-type="float">
            <text:p>822.1352</text:p>
          </table:table-cell>
          <table:table-cell office:value-type="float" office:value="88.675" calcext:value-type="float">
            <text:p>88.675</text:p>
          </table:table-cell>
          <table:table-cell office:value-type="float" office:value="195.9311" calcext:value-type="float">
            <text:p>195.931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36.6036" calcext:value-type="float">
            <text:p>1136.6036</text:p>
          </table:table-cell>
          <table:table-cell office:value-type="float" office:value="849.0081" calcext:value-type="float">
            <text:p>849.0081</text:p>
          </table:table-cell>
          <table:table-cell office:value-type="float" office:value="90.7263" calcext:value-type="float">
            <text:p>90.7263</text:p>
          </table:table-cell>
          <table:table-cell office:value-type="float" office:value="196.8693" calcext:value-type="float">
            <text:p>196.8693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7.8577" calcext:value-type="float">
            <text:p>1097.8577</text:p>
          </table:table-cell>
          <table:table-cell office:value-type="float" office:value="814.3254" calcext:value-type="float">
            <text:p>814.3254</text:p>
          </table:table-cell>
          <table:table-cell office:value-type="float" office:value="88.4282" calcext:value-type="float">
            <text:p>88.4282</text:p>
          </table:table-cell>
          <table:table-cell office:value-type="float" office:value="195.1041" calcext:value-type="float">
            <text:p>195.1041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11.7156" calcext:value-type="float">
            <text:p>1111.7156</text:p>
          </table:table-cell>
          <table:table-cell office:value-type="float" office:value="826.55" calcext:value-type="float">
            <text:p>826.55</text:p>
          </table:table-cell>
          <table:table-cell office:value-type="float" office:value="89.2429" calcext:value-type="float">
            <text:p>89.2429</text:p>
          </table:table-cell>
          <table:table-cell office:value-type="float" office:value="195.9223" calcext:value-type="float">
            <text:p>195.9223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15.7917" calcext:value-type="float">
            <text:p>1115.7917</text:p>
          </table:table-cell>
          <table:table-cell office:value-type="float" office:value="831.3569" calcext:value-type="float">
            <text:p>831.3569</text:p>
          </table:table-cell>
          <table:table-cell office:value-type="float" office:value="88.9588" calcext:value-type="float">
            <text:p>88.9588</text:p>
          </table:table-cell>
          <table:table-cell office:value-type="float" office:value="195.4762" calcext:value-type="float">
            <text:p>195.476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79.0663" calcext:value-type="float">
            <text:p>1079.0663</text:p>
          </table:table-cell>
          <table:table-cell office:value-type="float" office:value="795.4537" calcext:value-type="float">
            <text:p>795.4537</text:p>
          </table:table-cell>
          <table:table-cell office:value-type="float" office:value="88.9593" calcext:value-type="float">
            <text:p>88.9593</text:p>
          </table:table-cell>
          <table:table-cell office:value-type="float" office:value="194.6536" calcext:value-type="float">
            <text:p>194.6536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15.6891" calcext:value-type="float">
            <text:p>1115.6891</text:p>
          </table:table-cell>
          <table:table-cell office:value-type="float" office:value="834.4474" calcext:value-type="float">
            <text:p>834.4474</text:p>
          </table:table-cell>
          <table:table-cell office:value-type="float" office:value="87.2991" calcext:value-type="float">
            <text:p>87.2991</text:p>
          </table:table-cell>
          <table:table-cell office:value-type="float" office:value="193.9426" calcext:value-type="float">
            <text:p>193.9426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75.1316" calcext:value-type="float">
            <text:p>1075.1316</text:p>
          </table:table-cell>
          <table:table-cell office:value-type="float" office:value="795.1859" calcext:value-type="float">
            <text:p>795.1859</text:p>
          </table:table-cell>
          <table:table-cell office:value-type="float" office:value="87.4066" calcext:value-type="float">
            <text:p>87.4066</text:p>
          </table:table-cell>
          <table:table-cell office:value-type="float" office:value="192.5393" calcext:value-type="float">
            <text:p>192.5393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78.6362" calcext:value-type="float">
            <text:p>1078.6362</text:p>
          </table:table-cell>
          <table:table-cell office:value-type="float" office:value="799.4732" calcext:value-type="float">
            <text:p>799.4732</text:p>
          </table:table-cell>
          <table:table-cell office:value-type="float" office:value="87.0554" calcext:value-type="float">
            <text:p>87.0554</text:p>
          </table:table-cell>
          <table:table-cell office:value-type="float" office:value="192.1082" calcext:value-type="float">
            <text:p>192.108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.7971" calcext:value-type="float">
            <text:p>1055.7971</text:p>
          </table:table-cell>
          <table:table-cell office:value-type="float" office:value="777.0875" calcext:value-type="float">
            <text:p>777.0875</text:p>
          </table:table-cell>
          <table:table-cell office:value-type="float" office:value="86.5172" calcext:value-type="float">
            <text:p>86.5172</text:p>
          </table:table-cell>
          <table:table-cell office:value-type="float" office:value="192.1925" calcext:value-type="float">
            <text:p>192.1925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7.0912" calcext:value-type="float">
            <text:p>1087.0912</text:p>
          </table:table-cell>
          <table:table-cell office:value-type="float" office:value="809.7479" calcext:value-type="float">
            <text:p>809.7479</text:p>
          </table:table-cell>
          <table:table-cell office:value-type="float" office:value="86.7942" calcext:value-type="float">
            <text:p>86.7942</text:p>
          </table:table-cell>
          <table:table-cell office:value-type="float" office:value="190.5496" calcext:value-type="float">
            <text:p>190.5496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81.7107" calcext:value-type="float">
            <text:p>1081.7107</text:p>
          </table:table-cell>
          <table:table-cell office:value-type="float" office:value="806.0728" calcext:value-type="float">
            <text:p>806.0728</text:p>
          </table:table-cell>
          <table:table-cell office:value-type="float" office:value="85.3001" calcext:value-type="float">
            <text:p>85.3001</text:p>
          </table:table-cell>
          <table:table-cell office:value-type="float" office:value="190.3377" calcext:value-type="float">
            <text:p>190.3377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74.8453" calcext:value-type="float">
            <text:p>1074.8453</text:p>
          </table:table-cell>
          <table:table-cell office:value-type="float" office:value="799.6425" calcext:value-type="float">
            <text:p>799.6425</text:p>
          </table:table-cell>
          <table:table-cell office:value-type="float" office:value="86.024" calcext:value-type="float">
            <text:p>86.024</text:p>
          </table:table-cell>
          <table:table-cell office:value-type="float" office:value="189.1781" calcext:value-type="float">
            <text:p>189.1781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57.8713" calcext:value-type="float">
            <text:p>1057.8713</text:p>
          </table:table-cell>
          <table:table-cell office:value-type="float" office:value="783.6334" calcext:value-type="float">
            <text:p>783.6334</text:p>
          </table:table-cell>
          <table:table-cell office:value-type="float" office:value="85.8216" calcext:value-type="float">
            <text:p>85.8216</text:p>
          </table:table-cell>
          <table:table-cell office:value-type="float" office:value="188.4164" calcext:value-type="float">
            <text:p>188.4164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7.4852" calcext:value-type="float">
            <text:p>997.4852</text:p>
          </table:table-cell>
          <table:table-cell office:value-type="float" office:value="723.5187" calcext:value-type="float">
            <text:p>723.5187</text:p>
          </table:table-cell>
          <table:table-cell office:value-type="float" office:value="85.7749" calcext:value-type="float">
            <text:p>85.7749</text:p>
          </table:table-cell>
          <table:table-cell office:value-type="float" office:value="188.1913" calcext:value-type="float">
            <text:p>188.1913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55.3724" calcext:value-type="float">
            <text:p>1055.3724</text:p>
          </table:table-cell>
          <table:table-cell office:value-type="float" office:value="781.3622" calcext:value-type="float">
            <text:p>781.3622</text:p>
          </table:table-cell>
          <table:table-cell office:value-type="float" office:value="84.4989" calcext:value-type="float">
            <text:p>84.4989</text:p>
          </table:table-cell>
          <table:table-cell office:value-type="float" office:value="189.5112" calcext:value-type="float">
            <text:p>189.511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23.4781" calcext:value-type="float">
            <text:p>1023.4781</text:p>
          </table:table-cell>
          <table:table-cell office:value-type="float" office:value="752.7401" calcext:value-type="float">
            <text:p>752.7401</text:p>
          </table:table-cell>
          <table:table-cell office:value-type="float" office:value="83.9889" calcext:value-type="float">
            <text:p>83.9889</text:p>
          </table:table-cell>
          <table:table-cell office:value-type="float" office:value="186.7488" calcext:value-type="float">
            <text:p>186.7488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3.9286" calcext:value-type="float">
            <text:p>1023.9286</text:p>
          </table:table-cell>
          <table:table-cell office:value-type="float" office:value="752.7568" calcext:value-type="float">
            <text:p>752.7568</text:p>
          </table:table-cell>
          <table:table-cell office:value-type="float" office:value="85.8431" calcext:value-type="float">
            <text:p>85.8431</text:p>
          </table:table-cell>
          <table:table-cell office:value-type="float" office:value="185.3284" calcext:value-type="float">
            <text:p>185.3284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36.6671" calcext:value-type="float">
            <text:p>1036.6671</text:p>
          </table:table-cell>
          <table:table-cell office:value-type="float" office:value="768.1682" calcext:value-type="float">
            <text:p>768.1682</text:p>
          </table:table-cell>
          <table:table-cell office:value-type="float" office:value="84.1684" calcext:value-type="float">
            <text:p>84.1684</text:p>
          </table:table-cell>
          <table:table-cell office:value-type="float" office:value="184.3305" calcext:value-type="float">
            <text:p>184.3305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6.6443" calcext:value-type="float">
            <text:p>1026.6443</text:p>
          </table:table-cell>
          <table:table-cell office:value-type="float" office:value="755.7244" calcext:value-type="float">
            <text:p>755.7244</text:p>
          </table:table-cell>
          <table:table-cell office:value-type="float" office:value="85.113" calcext:value-type="float">
            <text:p>85.113</text:p>
          </table:table-cell>
          <table:table-cell office:value-type="float" office:value="185.8065" calcext:value-type="float">
            <text:p>185.8065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40.5958" calcext:value-type="float">
            <text:p>1040.5958</text:p>
          </table:table-cell>
          <table:table-cell office:value-type="float" office:value="773.1475" calcext:value-type="float">
            <text:p>773.1475</text:p>
          </table:table-cell>
          <table:table-cell office:value-type="float" office:value="83.9826" calcext:value-type="float">
            <text:p>83.9826</text:p>
          </table:table-cell>
          <table:table-cell office:value-type="float" office:value="183.4661" calcext:value-type="float">
            <text:p>183.466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4.0945" calcext:value-type="float">
            <text:p>1044.0945</text:p>
          </table:table-cell>
          <table:table-cell office:value-type="float" office:value="775.4797" calcext:value-type="float">
            <text:p>775.4797</text:p>
          </table:table-cell>
          <table:table-cell office:value-type="float" office:value="83.5485" calcext:value-type="float">
            <text:p>83.5485</text:p>
          </table:table-cell>
          <table:table-cell office:value-type="float" office:value="185.066" calcext:value-type="float">
            <text:p>185.06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51.9937" calcext:value-type="float">
            <text:p>1051.9937</text:p>
          </table:table-cell>
          <table:table-cell office:value-type="float" office:value="783.1371" calcext:value-type="float">
            <text:p>783.1371</text:p>
          </table:table-cell>
          <table:table-cell office:value-type="float" office:value="84.3202" calcext:value-type="float">
            <text:p>84.3202</text:p>
          </table:table-cell>
          <table:table-cell office:value-type="float" office:value="184.536" calcext:value-type="float">
            <text:p>184.536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8.3882" calcext:value-type="float">
            <text:p>1008.3882</text:p>
          </table:table-cell>
          <table:table-cell office:value-type="float" office:value="742.9724" calcext:value-type="float">
            <text:p>742.9724</text:p>
          </table:table-cell>
          <table:table-cell office:value-type="float" office:value="82.9145" calcext:value-type="float">
            <text:p>82.9145</text:p>
          </table:table-cell>
          <table:table-cell office:value-type="float" office:value="182.5017" calcext:value-type="float">
            <text:p>182.5017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15.0587" calcext:value-type="float">
            <text:p>1015.0587</text:p>
          </table:table-cell>
          <table:table-cell office:value-type="float" office:value="750.4797" calcext:value-type="float">
            <text:p>750.4797</text:p>
          </table:table-cell>
          <table:table-cell office:value-type="float" office:value="81.651" calcext:value-type="float">
            <text:p>81.651</text:p>
          </table:table-cell>
          <table:table-cell office:value-type="float" office:value="182.9277" calcext:value-type="float">
            <text:p>182.9277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91.4656" calcext:value-type="float">
            <text:p>991.4656</text:p>
          </table:table-cell>
          <table:table-cell office:value-type="float" office:value="729.088" calcext:value-type="float">
            <text:p>729.088</text:p>
          </table:table-cell>
          <table:table-cell office:value-type="float" office:value="81.3395" calcext:value-type="float">
            <text:p>81.3395</text:p>
          </table:table-cell>
          <table:table-cell office:value-type="float" office:value="181.0378" calcext:value-type="float">
            <text:p>181.0378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1.103" calcext:value-type="float">
            <text:p>1031.103</text:p>
          </table:table-cell>
          <table:table-cell office:value-type="float" office:value="767.256" calcext:value-type="float">
            <text:p>767.256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81.2386" calcext:value-type="float">
            <text:p>181.2386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15.5095" calcext:value-type="float">
            <text:p>1015.5095</text:p>
          </table:table-cell>
          <table:table-cell office:value-type="float" office:value="755.0488" calcext:value-type="float">
            <text:p>755.0488</text:p>
          </table:table-cell>
          <table:table-cell office:value-type="float" office:value="81.3436" calcext:value-type="float">
            <text:p>81.3436</text:p>
          </table:table-cell>
          <table:table-cell office:value-type="float" office:value="179.1167" calcext:value-type="float">
            <text:p>179.1167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53.9989" calcext:value-type="float">
            <text:p>953.9989</text:p>
          </table:table-cell>
          <table:table-cell office:value-type="float" office:value="694.53" calcext:value-type="float">
            <text:p>694.53</text:p>
          </table:table-cell>
          <table:table-cell office:value-type="float" office:value="82.1189" calcext:value-type="float">
            <text:p>82.1189</text:p>
          </table:table-cell>
          <table:table-cell office:value-type="float" office:value="177.35" calcext:value-type="float">
            <text:p>177.35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3.5615" calcext:value-type="float">
            <text:p>983.5615</text:p>
          </table:table-cell>
          <table:table-cell office:value-type="float" office:value="725.4606" calcext:value-type="float">
            <text:p>725.4606</text:p>
          </table:table-cell>
          <table:table-cell office:value-type="float" office:value="79.4466" calcext:value-type="float">
            <text:p>79.4466</text:p>
          </table:table-cell>
          <table:table-cell office:value-type="float" office:value="178.6545" calcext:value-type="float">
            <text:p>178.6545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8.4789" calcext:value-type="float">
            <text:p>998.4789</text:p>
          </table:table-cell>
          <table:table-cell office:value-type="float" office:value="738.7154" calcext:value-type="float">
            <text:p>738.7154</text:p>
          </table:table-cell>
          <table:table-cell office:value-type="float" office:value="81.9519" calcext:value-type="float">
            <text:p>81.9519</text:p>
          </table:table-cell>
          <table:table-cell office:value-type="float" office:value="177.8116" calcext:value-type="float">
            <text:p>177.8116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64.8834" calcext:value-type="float">
            <text:p>964.8834</text:p>
          </table:table-cell>
          <table:table-cell office:value-type="float" office:value="705.9332" calcext:value-type="float">
            <text:p>705.9332</text:p>
          </table:table-cell>
          <table:table-cell office:value-type="float" office:value="82.7807" calcext:value-type="float">
            <text:p>82.7807</text:p>
          </table:table-cell>
          <table:table-cell office:value-type="float" office:value="176.1696" calcext:value-type="float">
            <text:p>176.1696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5.259" calcext:value-type="float">
            <text:p>975.259</text:p>
          </table:table-cell>
          <table:table-cell office:value-type="float" office:value="719.7624" calcext:value-type="float">
            <text:p>719.7624</text:p>
          </table:table-cell>
          <table:table-cell office:value-type="float" office:value="80.8245" calcext:value-type="float">
            <text:p>80.8245</text:p>
          </table:table-cell>
          <table:table-cell office:value-type="float" office:value="174.672" calcext:value-type="float">
            <text:p>174.672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.1999" calcext:value-type="float">
            <text:p>978.1999</text:p>
          </table:table-cell>
          <table:table-cell office:value-type="float" office:value="721.7565" calcext:value-type="float">
            <text:p>721.7565</text:p>
          </table:table-cell>
          <table:table-cell office:value-type="float" office:value="80.8957" calcext:value-type="float">
            <text:p>80.8957</text:p>
          </table:table-cell>
          <table:table-cell office:value-type="float" office:value="175.5477" calcext:value-type="float">
            <text:p>175.5477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54.3408" calcext:value-type="float">
            <text:p>954.3408</text:p>
          </table:table-cell>
          <table:table-cell office:value-type="float" office:value="701.5532" calcext:value-type="float">
            <text:p>701.5532</text:p>
          </table:table-cell>
          <table:table-cell office:value-type="float" office:value="78.6956" calcext:value-type="float">
            <text:p>78.6956</text:p>
          </table:table-cell>
          <table:table-cell office:value-type="float" office:value="174.0919" calcext:value-type="float">
            <text:p>174.0919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58.2447" calcext:value-type="float">
            <text:p>958.2447</text:p>
          </table:table-cell>
          <table:table-cell office:value-type="float" office:value="704.2048" calcext:value-type="float">
            <text:p>704.2048</text:p>
          </table:table-cell>
          <table:table-cell office:value-type="float" office:value="79.6601" calcext:value-type="float">
            <text:p>79.6601</text:p>
          </table:table-cell>
          <table:table-cell office:value-type="float" office:value="174.3798" calcext:value-type="float">
            <text:p>174.3798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0.2011" calcext:value-type="float">
            <text:p>950.2011</text:p>
          </table:table-cell>
          <table:table-cell office:value-type="float" office:value="698.0038" calcext:value-type="float">
            <text:p>698.0038</text:p>
          </table:table-cell>
          <table:table-cell office:value-type="float" office:value="79.2429" calcext:value-type="float">
            <text:p>79.2429</text:p>
          </table:table-cell>
          <table:table-cell office:value-type="float" office:value="172.9543" calcext:value-type="float">
            <text:p>172.9543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35.4136" calcext:value-type="float">
            <text:p>935.4136</text:p>
          </table:table-cell>
          <table:table-cell office:value-type="float" office:value="684.6927" calcext:value-type="float">
            <text:p>684.6927</text:p>
          </table:table-cell>
          <table:table-cell office:value-type="float" office:value="79.2207" calcext:value-type="float">
            <text:p>79.2207</text:p>
          </table:table-cell>
          <table:table-cell office:value-type="float" office:value="171.5002" calcext:value-type="float">
            <text:p>171.5002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32.8967" calcext:value-type="float">
            <text:p>932.8967</text:p>
          </table:table-cell>
          <table:table-cell office:value-type="float" office:value="682.6832" calcext:value-type="float">
            <text:p>682.6832</text:p>
          </table:table-cell>
          <table:table-cell office:value-type="float" office:value="78.0864" calcext:value-type="float">
            <text:p>78.0864</text:p>
          </table:table-cell>
          <table:table-cell office:value-type="float" office:value="172.1269" calcext:value-type="float">
            <text:p>172.1269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3.2423" calcext:value-type="float">
            <text:p>933.2423</text:p>
          </table:table-cell>
          <table:table-cell office:value-type="float" office:value="682.6288" calcext:value-type="float">
            <text:p>682.6288</text:p>
          </table:table-cell>
          <table:table-cell office:value-type="float" office:value="80.1344" calcext:value-type="float">
            <text:p>80.1344</text:p>
          </table:table-cell>
          <table:table-cell office:value-type="float" office:value="170.4791" calcext:value-type="float">
            <text:p>170.4791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1.6185" calcext:value-type="float">
            <text:p>911.6185</text:p>
          </table:table-cell>
          <table:table-cell office:value-type="float" office:value="663.5754" calcext:value-type="float">
            <text:p>663.5754</text:p>
          </table:table-cell>
          <table:table-cell office:value-type="float" office:value="77.899" calcext:value-type="float">
            <text:p>77.899</text:p>
          </table:table-cell>
          <table:table-cell office:value-type="float" office:value="170.1438" calcext:value-type="float">
            <text:p>170.143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4.2196" calcext:value-type="float">
            <text:p>934.2196</text:p>
          </table:table-cell>
          <table:table-cell office:value-type="float" office:value="685.7886" calcext:value-type="float">
            <text:p>685.7886</text:p>
          </table:table-cell>
          <table:table-cell office:value-type="float" office:value="78.9578" calcext:value-type="float">
            <text:p>78.9578</text:p>
          </table:table-cell>
          <table:table-cell office:value-type="float" office:value="169.4735" calcext:value-type="float">
            <text:p>169.4735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6.7673" calcext:value-type="float">
            <text:p>926.7673</text:p>
          </table:table-cell>
          <table:table-cell office:value-type="float" office:value="679.1885" calcext:value-type="float">
            <text:p>679.1885</text:p>
          </table:table-cell>
          <table:table-cell office:value-type="float" office:value="77.2298" calcext:value-type="float">
            <text:p>77.2298</text:p>
          </table:table-cell>
          <table:table-cell office:value-type="float" office:value="170.3491" calcext:value-type="float">
            <text:p>170.3491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97.5659" calcext:value-type="float">
            <text:p>897.5659</text:p>
          </table:table-cell>
          <table:table-cell office:value-type="float" office:value="653.5103" calcext:value-type="float">
            <text:p>653.5103</text:p>
          </table:table-cell>
          <table:table-cell office:value-type="float" office:value="77.2" calcext:value-type="float">
            <text:p>77.2</text:p>
          </table:table-cell>
          <table:table-cell office:value-type="float" office:value="166.8554" calcext:value-type="float">
            <text:p>166.8554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2.9694" calcext:value-type="float">
            <text:p>922.9694</text:p>
          </table:table-cell>
          <table:table-cell office:value-type="float" office:value="676.8423" calcext:value-type="float">
            <text:p>676.8423</text:p>
          </table:table-cell>
          <table:table-cell office:value-type="float" office:value="78.1776" calcext:value-type="float">
            <text:p>78.1776</text:p>
          </table:table-cell>
          <table:table-cell office:value-type="float" office:value="167.9492" calcext:value-type="float">
            <text:p>167.949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38.8382" calcext:value-type="float">
            <text:p>938.8382</text:p>
          </table:table-cell>
          <table:table-cell office:value-type="float" office:value="695.1855" calcext:value-type="float">
            <text:p>695.1855</text:p>
          </table:table-cell>
          <table:table-cell office:value-type="float" office:value="77.9376" calcext:value-type="float">
            <text:p>77.9376</text:p>
          </table:table-cell>
          <table:table-cell office:value-type="float" office:value="165.715" calcext:value-type="float">
            <text:p>165.71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4.1635" calcext:value-type="float">
            <text:p>924.1635</text:p>
          </table:table-cell>
          <table:table-cell office:value-type="float" office:value="681.0366" calcext:value-type="float">
            <text:p>681.0366</text:p>
          </table:table-cell>
          <table:table-cell office:value-type="float" office:value="76.4669" calcext:value-type="float">
            <text:p>76.4669</text:p>
          </table:table-cell>
          <table:table-cell office:value-type="float" office:value="166.6595" calcext:value-type="float">
            <text:p>166.6595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95.8238" calcext:value-type="float">
            <text:p>895.8238</text:p>
          </table:table-cell>
          <table:table-cell office:value-type="float" office:value="652.5003" calcext:value-type="float">
            <text:p>652.5003</text:p>
          </table:table-cell>
          <table:table-cell office:value-type="float" office:value="76.6308" calcext:value-type="float">
            <text:p>76.6308</text:p>
          </table:table-cell>
          <table:table-cell office:value-type="float" office:value="166.6924" calcext:value-type="float">
            <text:p>166.692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3.5009" calcext:value-type="float">
            <text:p>953.5009</text:p>
          </table:table-cell>
          <table:table-cell office:value-type="float" office:value="709.0814" calcext:value-type="float">
            <text:p>709.0814</text:p>
          </table:table-cell>
          <table:table-cell office:value-type="float" office:value="78.5533" calcext:value-type="float">
            <text:p>78.5533</text:p>
          </table:table-cell>
          <table:table-cell office:value-type="float" office:value="165.8661" calcext:value-type="float">
            <text:p>165.8661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98.5095" calcext:value-type="float">
            <text:p>898.5095</text:p>
          </table:table-cell>
          <table:table-cell office:value-type="float" office:value="660.5386" calcext:value-type="float">
            <text:p>660.5386</text:p>
          </table:table-cell>
          <table:table-cell office:value-type="float" office:value="75.1375" calcext:value-type="float">
            <text:p>75.1375</text:p>
          </table:table-cell>
          <table:table-cell office:value-type="float" office:value="162.8333" calcext:value-type="float">
            <text:p>162.8333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91.7357" calcext:value-type="float">
            <text:p>891.7357</text:p>
          </table:table-cell>
          <table:table-cell office:value-type="float" office:value="653.8549" calcext:value-type="float">
            <text:p>653.8549</text:p>
          </table:table-cell>
          <table:table-cell office:value-type="float" office:value="75.1386" calcext:value-type="float">
            <text:p>75.1386</text:p>
          </table:table-cell>
          <table:table-cell office:value-type="float" office:value="162.7419" calcext:value-type="float">
            <text:p>162.7419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5.1654" calcext:value-type="float">
            <text:p>905.1654</text:p>
          </table:table-cell>
          <table:table-cell office:value-type="float" office:value="667.6343" calcext:value-type="float">
            <text:p>667.6343</text:p>
          </table:table-cell>
          <table:table-cell office:value-type="float" office:value="75.9719" calcext:value-type="float">
            <text:p>75.9719</text:p>
          </table:table-cell>
          <table:table-cell office:value-type="float" office:value="161.5592" calcext:value-type="float">
            <text:p>161.5592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69.1449" calcext:value-type="float">
            <text:p>869.1449</text:p>
          </table:table-cell>
          <table:table-cell office:value-type="float" office:value="634.9174" calcext:value-type="float">
            <text:p>634.9174</text:p>
          </table:table-cell>
          <table:table-cell office:value-type="float" office:value="74.5115" calcext:value-type="float">
            <text:p>74.5115</text:p>
          </table:table-cell>
          <table:table-cell office:value-type="float" office:value="159.7164" calcext:value-type="float">
            <text:p>159.7164</text:p>
          </table:table-cell>
          <table:table-cell table:number-columns-repeated="7"/>
        </table:table-row>
      </table:table>
      <table:table table:name="Porovnanie" table:style-name="ta1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0"/>
        <table:table-column table:style-name="co1" table:default-cell-style-name="Default"/>
        <table:table-row table:style-name="ro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4">
          <table:table-cell table:style-name="ce15" office:value-type="string" calcext:value-type="string" table:number-columns-spanned="4" table:number-rows-spanned="1">
            <text:p>Dotrénovanie – koniec ak 20 epoch nedoslo k zlepseniu</text:p>
          </table:table-cell>
          <table:covered-table-cell table:number-columns-repeated="3"/>
          <table:table-cell office:value-type="string" calcext:value-type="string">
            <text:p>FPS</text:p>
          </table:table-cell>
          <table:table-cell table:style-name="ce25" office:value-type="string" calcext:value-type="string">
            <text:p>Memory [MB]</text:p>
          </table:table-cell>
        </table:table-row>
        <table:table-row table:style-name="ro5">
          <table:table-cell office:value-type="string" calcext:value-type="string">
            <text:p>Resnet18 32x32 - multitask</text:p>
          </table:table-cell>
          <table:table-cell table:style-name="ce21" office:value-type="percentage" office:value="0.6912" calcext:value-type="percentage">
            <text:p>69.12%</text:p>
          </table:table-cell>
          <table:table-cell table:style-name="ce22" office:value-type="percentage" office:value="0.7812" calcext:value-type="percentage">
            <text:p>78.12%</text:p>
          </table:table-cell>
          <table:table-cell table:style-name="ce11" office:value-type="float" office:value="6.994" calcext:value-type="float">
            <text:p>6.994</text:p>
          </table:table-cell>
          <table:table-cell office:value-type="float" office:value="86.06" calcext:value-type="float">
            <text:p>86.06</text:p>
          </table:table-cell>
          <table:table-cell table:style-name="ce20" office:value-type="float" office:value="800" calcext:value-type="float">
            <text:p>800</text:p>
          </table:table-cell>
        </table:table-row>
        <table:table-row table:style-name="ro6">
          <table:table-cell office:value-type="string" calcext:value-type="string">
            <text:p>Resnet18 32x32 – only race</text:p>
          </table:table-cell>
          <table:table-cell table:style-name="ce22" office:value-type="percentage" office:value="0.6851" calcext:value-type="percentage">
            <text:p>68.51%</text:p>
          </table:table-cell>
          <table:table-cell table:style-name="ce23" table:number-columns-repeated="2"/>
          <table:table-cell office:value-type="float" office:value="199.56" calcext:value-type="float">
            <text:p>199.56</text:p>
          </table:table-cell>
          <table:table-cell table:style-name="ce20" office:value-type="float" office:value="790" calcext:value-type="float">
            <text:p>790</text:p>
          </table:table-cell>
        </table:table-row>
        <table:table-row table:style-name="ro7">
          <table:table-cell office:value-type="string" calcext:value-type="string">
            <text:p>Resnet18 32x32 – only gender</text:p>
          </table:table-cell>
          <table:table-cell table:style-name="ce23"/>
          <table:table-cell table:style-name="ce10" office:value-type="percentage" office:value="0.7848" calcext:value-type="percentage">
            <text:p>78.48%</text:p>
          </table:table-cell>
          <table:table-cell table:style-name="ce23"/>
          <table:table-cell office:value-type="float" office:value="200.26" calcext:value-type="float">
            <text:p>200.26</text:p>
          </table:table-cell>
          <table:table-cell table:style-name="ce20" office:value-type="float" office:value="790" calcext:value-type="float">
            <text:p>790</text:p>
          </table:table-cell>
        </table:table-row>
        <table:table-row table:style-name="ro8">
          <table:table-cell office:value-type="string" calcext:value-type="string">
            <text:p>Resnet18 32x32 – only age</text:p>
          </table:table-cell>
          <table:table-cell table:style-name="ce23" table:number-columns-repeated="2"/>
          <table:table-cell table:style-name="ce23" office:value-type="float" office:value="7.072" calcext:value-type="float">
            <text:p>7.072</text:p>
          </table:table-cell>
          <table:table-cell office:value-type="float" office:value="258.68" calcext:value-type="float">
            <text:p>258.68</text:p>
          </table:table-cell>
          <table:table-cell table:style-name="ce20" office:value-type="float" office:value="790" calcext:value-type="float">
            <text:p>790</text:p>
          </table:table-cell>
        </table:table-row>
        <table:table-row table:style-name="ro1">
          <table:table-cell table:style-name="Default"/>
          <table:table-cell table:style-name="ce24" table:number-columns-repeated="3"/>
          <table:table-cell table:style-name="Default"/>
          <table:table-cell/>
        </table:table-row>
        <table:table-row table:style-name="ro9">
          <table:table-cell table:style-name="Default"/>
          <table:table-cell table:style-name="ce24" table:number-columns-repeated="3"/>
          <table:table-cell office:value-type="string" calcext:value-type="string">
            <text:p>FPS</text:p>
          </table:table-cell>
          <table:table-cell table:style-name="ce25" office:value-type="string" calcext:value-type="string">
            <text:p>Memory [MB]</text:p>
          </table:table-cell>
        </table:table-row>
        <table:table-row table:style-name="ro2">
          <table:table-cell office:value-type="string" calcext:value-type="string">
            <text:p>Resnet101 64x64 – multitask</text:p>
          </table:table-cell>
          <table:table-cell table:style-name="ce22" office:value-type="percentage" office:value="0.6912" calcext:value-type="percentage">
            <text:p>69.12%</text:p>
          </table:table-cell>
          <table:table-cell table:style-name="ce10" office:value-type="percentage" office:value="0.8082" calcext:value-type="percentage">
            <text:p>80.82%</text:p>
          </table:table-cell>
          <table:table-cell table:style-name="ce28" office:value-type="float" office:value="6.044" calcext:value-type="float">
            <text:p>6.044</text:p>
          </table:table-cell>
          <table:table-cell office:value-type="float" office:value="20.89" calcext:value-type="float">
            <text:p>20.89</text:p>
          </table:table-cell>
          <table:table-cell table:style-name="ce20" office:value-type="float" office:value="1300" calcext:value-type="float">
            <text:p>1300</text:p>
          </table:table-cell>
        </table:table-row>
        <table:table-row table:style-name="ro2">
          <table:table-cell office:value-type="string" calcext:value-type="string">
            <text:p>Resnet101 64x64 – only race</text:p>
          </table:table-cell>
          <table:table-cell table:style-name="ce21" office:value-type="percentage" office:value="0.7075" calcext:value-type="percentage">
            <text:p>70.75%</text:p>
          </table:table-cell>
          <table:table-cell table:style-name="ce22"/>
          <table:table-cell table:style-name="ce23"/>
          <table:table-cell office:value-type="float" office:value="57.68" calcext:value-type="float">
            <text:p>57.68</text:p>
          </table:table-cell>
          <table:table-cell table:style-name="ce20"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Resnet101 64x64 – only gender</text:p>
          </table:table-cell>
          <table:table-cell table:style-name="ce23"/>
          <table:table-cell table:style-name="ce22" office:value-type="percentage" office:value="0.7919" calcext:value-type="percentage">
            <text:p>79.19%</text:p>
          </table:table-cell>
          <table:table-cell table:style-name="ce23"/>
          <table:table-cell office:value-type="float" office:value="57.94" calcext:value-type="float">
            <text:p>57.94</text:p>
          </table:table-cell>
          <table:table-cell table:style-name="ce20"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Resnet101 64x64 – only age</text:p>
          </table:table-cell>
          <table:table-cell table:style-name="ce23" table:number-columns-repeated="2"/>
          <table:table-cell table:style-name="ce11" office:value-type="float" office:value="5.601" calcext:value-type="float">
            <text:p>5.601</text:p>
          </table:table-cell>
          <table:table-cell office:value-type="float" office:value="62.58" calcext:value-type="float">
            <text:p>62.58</text:p>
          </table:table-cell>
          <table:table-cell table:style-name="ce20" office:value-type="float" office:value="1200" calcext:value-type="float">
            <text:p>120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0">
          <table:table-cell table:style-name="Default"/>
          <table:table-cell table:style-name="ce13" office:value-type="string" calcext:value-type="string">
            <text:p>Koeficienty pre trening</text:p>
          </table:table-cell>
          <table:table-cell table:number-columns-repeated="2"/>
          <table:table-cell table:style-name="Default"/>
          <table:table-cell/>
        </table:table-row>
        <table:table-row table:style-name="ro11">
          <table:table-cell table:style-name="ce6"/>
          <table:table-cell table:style-name="ce20" office:value-type="string" calcext:value-type="string">
            <text:p>race</text:p>
          </table:table-cell>
          <table:table-cell table:style-name="ce20" office:value-type="string" calcext:value-type="string">
            <text:p>gender</text:p>
          </table:table-cell>
          <table:table-cell table:style-name="ce20" office:value-type="string" calcext:value-type="string">
            <text:p>age</text:p>
          </table:table-cell>
          <table:table-cell table:style-name="Default"/>
          <table:table-cell/>
        </table:table-row>
        <table:table-row table:style-name="ro11">
          <table:table-cell office:value-type="string" calcext:value-type="string">
            <text:p>Koeficient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" calcext:value-type="float">
            <text:p>0.1</text:p>
          </table:table-cell>
          <table:table-cell table:style-name="Default"/>
          <table:table-cell/>
        </table:table-row>
        <table:table-row table:style-name="ro11">
          <table:table-cell office:value-type="string" calcext:value-type="string">
            <text:p>Resnet18 32x32 - multitask</text:p>
          </table:table-cell>
          <table:table-cell table:style-name="ce16" office:value-type="percentage" office:value="0.6391" calcext:value-type="percentage">
            <text:p>63.91%</text:p>
          </table:table-cell>
          <table:table-cell table:style-name="ce16" office:value-type="percentage" office:value="0.7853" calcext:value-type="percentage">
            <text:p>78.53%</text:p>
          </table:table-cell>
          <table:table-cell table:style-name="ce20" office:value-type="float" office:value="9.252" calcext:value-type="float">
            <text:p>9.252</text:p>
          </table:table-cell>
          <table:table-cell table:style-name="Default"/>
          <table:table-cell/>
        </table:table-row>
        <table:table-row table:style-name="ro11"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17:48.362721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6:38:52.516304194</meta:creation-date>
    <dc:date>2022-12-15T17:58:13.521053941</dc:date>
    <meta:editing-duration>PT9H17M17S</meta:editing-duration>
    <meta:editing-cycles>13</meta:editing-cycles>
    <meta:generator>LibreOffice/6.0.7.3$Linux_X86_64 LibreOffice_project/00m0$Build-3</meta:generator>
    <meta:document-statistic meta:table-count="3" meta:cell-count="10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65cm" svg:height="11.741cm" xlink:href=".." xlink:type="simple" chart:class="chart:scatter" chart:style-name="ch1">
        <chart:legend chart:legend-position="end" svg:x="15.669cm" svg:y="4.575cm" style:legend-expansion="high" chart:style-name="ch2"/>
        <chart:plot-area chart:style-name="ch3" table:cell-range-address="trening.A2:trening.E2000 trening.B1:trening.E1 trening.G1:trening.G1 trening.H3:trening.H11" chart:data-source-has-labels="row" svg:x="0.377cm" svg:y="0.234cm" svg:width="14.915cm" svg:height="11.273cm">
          <chartooo:coordinate-region svg:x="1.369cm" svg:y="0.433cm" svg:width="13.736cm" svg:height="10.4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ening.B2:trening.B2000" chart:label-cell-address="trening.B1:trening.B1" chart:class="chart:scatter">
            <chart:domain table:cell-range-address="trening.A2:trening.A2000"/>
            <chart:data-point chart:repeated="1999"/>
          </chart:series>
          <chart:series chart:style-name="ch7" chart:values-cell-range-address="trening.C2:trening.C2000" chart:label-cell-address="trening.C1:trening.C1" chart:class="chart:scatter">
            <chart:data-point chart:repeated="1999"/>
          </chart:series>
          <chart:series chart:style-name="ch8" chart:values-cell-range-address="trening.D2:trening.D2000" chart:label-cell-address="trening.D1:trening.D1" chart:class="chart:scatter">
            <chart:data-point chart:repeated="1999"/>
          </chart:series>
          <chart:series chart:style-name="ch9" chart:values-cell-range-address="trening.E2:trening.E2000" chart:label-cell-address="trening.E1:trening.E1" chart:class="chart:scatter">
            <chart:data-point chart:repeated="1999"/>
          </chart:series>
          <chart:series chart:style-name="ch10" chart:values-cell-range-address="trening.H3:trening.H11" chart:label-cell-address="trening.G1:trening.G1" chart:class="chart:scatter">
            <chart:domain table:cell-range-address="trening.G3:trening.G11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loss</text:p>
                <draw:g>
                  <svg:desc>trening.B1:trening.B1</svg:desc>
                </draw:g>
              </table:table-cell>
              <table:table-cell office:value-type="string">
                <text:p>Age loss</text:p>
                <draw:g>
                  <svg:desc>trening.C1:trening.C1</svg:desc>
                </draw:g>
              </table:table-cell>
              <table:table-cell office:value-type="string">
                <text:p>Gender loss</text:p>
                <draw:g>
                  <svg:desc>trening.D1:trening.D1</svg:desc>
                </draw:g>
              </table:table-cell>
              <table:table-cell office:value-type="string">
                <text:p>Ethnicity</text:p>
                <draw:g>
                  <svg:desc>trening.E1:trening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Validation</text:p>
                <draw:g>
                  <svg:desc>trening.G1:trenin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rening.A2:trening.A2000</svg:desc>
                </draw:g>
              </table:table-cell>
              <table:table-cell office:value-type="float" office:value="3824.7322">
                <text:p>3824.7322</text:p>
                <draw:g>
                  <svg:desc>trening.B2:trening.B2000</svg:desc>
                </draw:g>
              </table:table-cell>
              <table:table-cell office:value-type="float" office:value="3555.291">
                <text:p>3555.291</text:p>
                <draw:g>
                  <svg:desc>trening.C2:trening.C2000</svg:desc>
                </draw:g>
              </table:table-cell>
              <table:table-cell office:value-type="float" office:value="85.1151">
                <text:p>85.1151</text:p>
                <draw:g>
                  <svg:desc>trening.D2:trening.D2000</svg:desc>
                </draw:g>
              </table:table-cell>
              <table:table-cell office:value-type="float" office:value="184.3263">
                <text:p>184.3263</text:p>
                <draw:g>
                  <svg:desc>trening.E2:trening.E2000</svg:desc>
                </draw:g>
              </table:table-cell>
              <table:table-cell office:value-type="float" office:value="5">
                <text:p>5</text:p>
                <draw:g>
                  <svg:desc>trening.G3:trening.G11</svg:desc>
                </draw:g>
              </table:table-cell>
              <table:table-cell office:value-type="float" office:value="719.6585">
                <text:p>719.6585</text:p>
                <draw:g>
                  <svg:desc>trening.H3:trening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20.8196">
                <text:p>3620.8196</text:p>
              </table:table-cell>
              <table:table-cell office:value-type="float" office:value="3365.1753">
                <text:p>3365.1753</text:p>
              </table:table-cell>
              <table:table-cell office:value-type="float" office:value="84.304">
                <text:p>84.304</text:p>
              </table:table-cell>
              <table:table-cell office:value-type="float" office:value="171.3413">
                <text:p>171.3413</text:p>
              </table:table-cell>
              <table:table-cell office:value-type="float" office:value="10">
                <text:p>10</text:p>
              </table:table-cell>
              <table:table-cell office:value-type="float" office:value="426.2321">
                <text:p>426.2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47.7188">
                <text:p>3447.7188</text:p>
              </table:table-cell>
              <table:table-cell office:value-type="float" office:value="3198.3828">
                <text:p>3198.3828</text:p>
              </table:table-cell>
              <table:table-cell office:value-type="float" office:value="83.5472">
                <text:p>83.5472</text:p>
              </table:table-cell>
              <table:table-cell office:value-type="float" office:value="165.7873">
                <text:p>165.7873</text:p>
              </table:table-cell>
              <table:table-cell office:value-type="float" office:value="15">
                <text:p>15</text:p>
              </table:table-cell>
              <table:table-cell office:value-type="float" office:value="375.3029">
                <text:p>375.3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32.4666">
                <text:p>3232.4666</text:p>
              </table:table-cell>
              <table:table-cell office:value-type="float" office:value="2987.1907">
                <text:p>2987.1907</text:p>
              </table:table-cell>
              <table:table-cell office:value-type="float" office:value="82.5693">
                <text:p>82.5693</text:p>
              </table:table-cell>
              <table:table-cell office:value-type="float" office:value="162.7065">
                <text:p>162.7065</text:p>
              </table:table-cell>
              <table:table-cell office:value-type="float" office:value="20">
                <text:p>20</text:p>
              </table:table-cell>
              <table:table-cell office:value-type="float" office:value="365.7012">
                <text:p>365.7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72.2476">
                <text:p>2972.2476</text:p>
              </table:table-cell>
              <table:table-cell office:value-type="float" office:value="2729.4641">
                <text:p>2729.4641</text:p>
              </table:table-cell>
              <table:table-cell office:value-type="float" office:value="82.0839">
                <text:p>82.0839</text:p>
              </table:table-cell>
              <table:table-cell office:value-type="float" office:value="160.7014">
                <text:p>160.7014</text:p>
              </table:table-cell>
              <table:table-cell office:value-type="float" office:value="25">
                <text:p>25</text:p>
              </table:table-cell>
              <table:table-cell office:value-type="float" office:value="369.7821">
                <text:p>369.7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48.7959">
                <text:p>2648.7959</text:p>
              </table:table-cell>
              <table:table-cell office:value-type="float" office:value="2407.8472">
                <text:p>2407.8472</text:p>
              </table:table-cell>
              <table:table-cell office:value-type="float" office:value="81.8865">
                <text:p>81.8865</text:p>
              </table:table-cell>
              <table:table-cell office:value-type="float" office:value="159.0621">
                <text:p>159.0621</text:p>
              </table:table-cell>
              <table:table-cell office:value-type="float" office:value="30">
                <text:p>30</text:p>
              </table:table-cell>
              <table:table-cell office:value-type="float" office:value="345.2444">
                <text:p>345.2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17.4419">
                <text:p>2317.4419</text:p>
              </table:table-cell>
              <table:table-cell office:value-type="float" office:value="2077.4441">
                <text:p>2077.4441</text:p>
              </table:table-cell>
              <table:table-cell office:value-type="float" office:value="81.9425">
                <text:p>81.9425</text:p>
              </table:table-cell>
              <table:table-cell office:value-type="float" office:value="158.0564">
                <text:p>158.0564</text:p>
              </table:table-cell>
              <table:table-cell office:value-type="float" office:value="35">
                <text:p>35</text:p>
              </table:table-cell>
              <table:table-cell office:value-type="float" office:value="341.1848">
                <text:p>341.1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24.3242">
                <text:p>2024.3242</text:p>
              </table:table-cell>
              <table:table-cell office:value-type="float" office:value="1785.8281">
                <text:p>1785.8281</text:p>
              </table:table-cell>
              <table:table-cell office:value-type="float" office:value="82.4889">
                <text:p>82.4889</text:p>
              </table:table-cell>
              <table:table-cell office:value-type="float" office:value="156.0073">
                <text:p>156.0073</text:p>
              </table:table-cell>
              <table:table-cell office:value-type="float" office:value="40">
                <text:p>40</text:p>
              </table:table-cell>
              <table:table-cell office:value-type="float" office:value="347.903">
                <text:p>347.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81.47">
                <text:p>1781.47</text:p>
              </table:table-cell>
              <table:table-cell office:value-type="float" office:value="1544.5002">
                <text:p>1544.5002</text:p>
              </table:table-cell>
              <table:table-cell office:value-type="float" office:value="82.4938">
                <text:p>82.4938</text:p>
              </table:table-cell>
              <table:table-cell office:value-type="float" office:value="154.4753">
                <text:p>154.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98.3232">
                <text:p>1598.3232</text:p>
              </table:table-cell>
              <table:table-cell office:value-type="float" office:value="1363.4022">
                <text:p>1363.4022</text:p>
              </table:table-cell>
              <table:table-cell office:value-type="float" office:value="81.8215">
                <text:p>81.8215</text:p>
              </table:table-cell>
              <table:table-cell office:value-type="float" office:value="153.0995">
                <text:p>153.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72.9646">
                <text:p>1472.9646</text:p>
              </table:table-cell>
              <table:table-cell office:value-type="float" office:value="1238.761">
                <text:p>1238.761</text:p>
              </table:table-cell>
              <table:table-cell office:value-type="float" office:value="81.5219">
                <text:p>81.5219</text:p>
              </table:table-cell>
              <table:table-cell office:value-type="float" office:value="152.6819">
                <text:p>152.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86.5127">
                <text:p>1386.5127</text:p>
              </table:table-cell>
              <table:table-cell office:value-type="float" office:value="1153.5751">
                <text:p>1153.5751</text:p>
              </table:table-cell>
              <table:table-cell office:value-type="float" office:value="80.8422">
                <text:p>80.8422</text:p>
              </table:table-cell>
              <table:table-cell office:value-type="float" office:value="152.0954">
                <text:p>152.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15.1144">
                <text:p>1315.1144</text:p>
              </table:table-cell>
              <table:table-cell office:value-type="float" office:value="1083.5231">
                <text:p>1083.5231</text:p>
              </table:table-cell>
              <table:table-cell office:value-type="float" office:value="80.2168">
                <text:p>80.2168</text:p>
              </table:table-cell>
              <table:table-cell office:value-type="float" office:value="151.3744">
                <text:p>151.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57.2349">
                <text:p>1257.2349</text:p>
              </table:table-cell>
              <table:table-cell office:value-type="float" office:value="1026.3634">
                <text:p>1026.3634</text:p>
              </table:table-cell>
              <table:table-cell office:value-type="float" office:value="79.77">
                <text:p>79.77</text:p>
              </table:table-cell>
              <table:table-cell office:value-type="float" office:value="151.102">
                <text:p>151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17.4067">
                <text:p>1217.4067</text:p>
              </table:table-cell>
              <table:table-cell office:value-type="float" office:value="987.66">
                <text:p>987.66</text:p>
              </table:table-cell>
              <table:table-cell office:value-type="float" office:value="79.243">
                <text:p>79.243</text:p>
              </table:table-cell>
              <table:table-cell office:value-type="float" office:value="150.5044">
                <text:p>150.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56.1044">
                <text:p>1156.1044</text:p>
              </table:table-cell>
              <table:table-cell office:value-type="float" office:value="926.5061">
                <text:p>926.5061</text:p>
              </table:table-cell>
              <table:table-cell office:value-type="float" office:value="78.8074">
                <text:p>78.8074</text:p>
              </table:table-cell>
              <table:table-cell office:value-type="float" office:value="150.791">
                <text:p>150.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29.8586">
                <text:p>1129.8586</text:p>
              </table:table-cell>
              <table:table-cell office:value-type="float" office:value="901.614">
                <text:p>901.614</text:p>
              </table:table-cell>
              <table:table-cell office:value-type="float" office:value="78.4382">
                <text:p>78.4382</text:p>
              </table:table-cell>
              <table:table-cell office:value-type="float" office:value="149.8063">
                <text:p>149.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89.3604">
                <text:p>1089.3604</text:p>
              </table:table-cell>
              <table:table-cell office:value-type="float" office:value="862.2488">
                <text:p>862.2488</text:p>
              </table:table-cell>
              <table:table-cell office:value-type="float" office:value="77.9033">
                <text:p>77.9033</text:p>
              </table:table-cell>
              <table:table-cell office:value-type="float" office:value="149.208">
                <text:p>149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70.6409">
                <text:p>1070.6409</text:p>
              </table:table-cell>
              <table:table-cell office:value-type="float" office:value="844.1068">
                <text:p>844.1068</text:p>
              </table:table-cell>
              <table:table-cell office:value-type="float" office:value="77.4173">
                <text:p>77.4173</text:p>
              </table:table-cell>
              <table:table-cell office:value-type="float" office:value="149.117">
                <text:p>149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32.6307">
                <text:p>1032.6307</text:p>
              </table:table-cell>
              <table:table-cell office:value-type="float" office:value="806.7231">
                <text:p>806.7231</text:p>
              </table:table-cell>
              <table:table-cell office:value-type="float" office:value="77.3692">
                <text:p>77.3692</text:p>
              </table:table-cell>
              <table:table-cell office:value-type="float" office:value="148.5385">
                <text:p>148.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00.2087">
                <text:p>1000.2087</text:p>
              </table:table-cell>
              <table:table-cell office:value-type="float" office:value="775.3607">
                <text:p>775.3607</text:p>
              </table:table-cell>
              <table:table-cell office:value-type="float" office:value="76.7954">
                <text:p>76.7954</text:p>
              </table:table-cell>
              <table:table-cell office:value-type="float" office:value="148.0524">
                <text:p>148.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82.3794">
                <text:p>982.3794</text:p>
              </table:table-cell>
              <table:table-cell office:value-type="float" office:value="758.3751">
                <text:p>758.3751</text:p>
              </table:table-cell>
              <table:table-cell office:value-type="float" office:value="76.3694">
                <text:p>76.3694</text:p>
              </table:table-cell>
              <table:table-cell office:value-type="float" office:value="147.6348">
                <text:p>147.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60.4086">
                <text:p>960.4086</text:p>
              </table:table-cell>
              <table:table-cell office:value-type="float" office:value="736.5432">
                <text:p>736.5432</text:p>
              </table:table-cell>
              <table:table-cell office:value-type="float" office:value="76.2241">
                <text:p>76.2241</text:p>
              </table:table-cell>
              <table:table-cell office:value-type="float" office:value="147.6415">
                <text:p>147.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46.8838">
                <text:p>946.8838</text:p>
              </table:table-cell>
              <table:table-cell office:value-type="float" office:value="723.2932">
                <text:p>723.2932</text:p>
              </table:table-cell>
              <table:table-cell office:value-type="float" office:value="75.8709">
                <text:p>75.8709</text:p>
              </table:table-cell>
              <table:table-cell office:value-type="float" office:value="147.7198">
                <text:p>147.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25.9912">
                <text:p>925.9912</text:p>
              </table:table-cell>
              <table:table-cell office:value-type="float" office:value="704.1191">
                <text:p>704.1191</text:p>
              </table:table-cell>
              <table:table-cell office:value-type="float" office:value="75.2679">
                <text:p>75.2679</text:p>
              </table:table-cell>
              <table:table-cell office:value-type="float" office:value="146.6042">
                <text:p>146.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05.8792">
                <text:p>905.8792</text:p>
              </table:table-cell>
              <table:table-cell office:value-type="float" office:value="684.5638">
                <text:p>684.5638</text:p>
              </table:table-cell>
              <table:table-cell office:value-type="float" office:value="75.0588">
                <text:p>75.0588</text:p>
              </table:table-cell>
              <table:table-cell office:value-type="float" office:value="146.2566">
                <text:p>146.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95.3062">
                <text:p>895.3062</text:p>
              </table:table-cell>
              <table:table-cell office:value-type="float" office:value="674.3592">
                <text:p>674.3592</text:p>
              </table:table-cell>
              <table:table-cell office:value-type="float" office:value="74.818">
                <text:p>74.818</text:p>
              </table:table-cell>
              <table:table-cell office:value-type="float" office:value="146.1288">
                <text:p>146.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67.7781">
                <text:p>867.7781</text:p>
              </table:table-cell>
              <table:table-cell office:value-type="float" office:value="648.1306">
                <text:p>648.1306</text:p>
              </table:table-cell>
              <table:table-cell office:value-type="float" office:value="74.3408">
                <text:p>74.3408</text:p>
              </table:table-cell>
              <table:table-cell office:value-type="float" office:value="145.3068">
                <text:p>145.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57.1285">
                <text:p>857.1285</text:p>
              </table:table-cell>
              <table:table-cell office:value-type="float" office:value="638.2828">
                <text:p>638.2828</text:p>
              </table:table-cell>
              <table:table-cell office:value-type="float" office:value="73.907">
                <text:p>73.907</text:p>
              </table:table-cell>
              <table:table-cell office:value-type="float" office:value="144.9385">
                <text:p>144.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30.5502">
                <text:p>830.5502</text:p>
              </table:table-cell>
              <table:table-cell office:value-type="float" office:value="612.4736">
                <text:p>612.4736</text:p>
              </table:table-cell>
              <table:table-cell office:value-type="float" office:value="73.8104">
                <text:p>73.8104</text:p>
              </table:table-cell>
              <table:table-cell office:value-type="float" office:value="144.2661">
                <text:p>144.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23.026">
                <text:p>823.026</text:p>
              </table:table-cell>
              <table:table-cell office:value-type="float" office:value="605.0735">
                <text:p>605.0735</text:p>
              </table:table-cell>
              <table:table-cell office:value-type="float" office:value="73.6612">
                <text:p>73.6612</text:p>
              </table:table-cell>
              <table:table-cell office:value-type="float" office:value="144.2915">
                <text:p>144.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26.3215">
                <text:p>826.3215</text:p>
              </table:table-cell>
              <table:table-cell office:value-type="float" office:value="609.231">
                <text:p>609.231</text:p>
              </table:table-cell>
              <table:table-cell office:value-type="float" office:value="73.5294">
                <text:p>73.5294</text:p>
              </table:table-cell>
              <table:table-cell office:value-type="float" office:value="143.5607">
                <text:p>143.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10.7032">
                <text:p>810.7032</text:p>
              </table:table-cell>
              <table:table-cell office:value-type="float" office:value="593.7272">
                <text:p>593.7272</text:p>
              </table:table-cell>
              <table:table-cell office:value-type="float" office:value="73.1498">
                <text:p>73.1498</text:p>
              </table:table-cell>
              <table:table-cell office:value-type="float" office:value="143.8262">
                <text:p>143.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99.6238">
                <text:p>799.6238</text:p>
              </table:table-cell>
              <table:table-cell office:value-type="float" office:value="583.6331">
                <text:p>583.6331</text:p>
              </table:table-cell>
              <table:table-cell office:value-type="float" office:value="72.5174">
                <text:p>72.5174</text:p>
              </table:table-cell>
              <table:table-cell office:value-type="float" office:value="143.4733">
                <text:p>143.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02.5814">
                <text:p>802.5814</text:p>
              </table:table-cell>
              <table:table-cell office:value-type="float" office:value="587.7122">
                <text:p>587.7122</text:p>
              </table:table-cell>
              <table:table-cell office:value-type="float" office:value="72.5088">
                <text:p>72.5088</text:p>
              </table:table-cell>
              <table:table-cell office:value-type="float" office:value="142.3602">
                <text:p>142.3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6.064">
                <text:p>776.064</text:p>
              </table:table-cell>
              <table:table-cell office:value-type="float" office:value="562.5261">
                <text:p>562.5261</text:p>
              </table:table-cell>
              <table:table-cell office:value-type="float" office:value="71.979">
                <text:p>71.979</text:p>
              </table:table-cell>
              <table:table-cell office:value-type="float" office:value="141.559">
                <text:p>141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69.9629">
                <text:p>769.9629</text:p>
              </table:table-cell>
              <table:table-cell office:value-type="float" office:value="556.9141">
                <text:p>556.9141</text:p>
              </table:table-cell>
              <table:table-cell office:value-type="float" office:value="71.9047">
                <text:p>71.9047</text:p>
              </table:table-cell>
              <table:table-cell office:value-type="float" office:value="141.1441">
                <text:p>141.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73.8863">
                <text:p>773.8863</text:p>
              </table:table-cell>
              <table:table-cell office:value-type="float" office:value="561.2898">
                <text:p>561.2898</text:p>
              </table:table-cell>
              <table:table-cell office:value-type="float" office:value="71.4697">
                <text:p>71.4697</text:p>
              </table:table-cell>
              <table:table-cell office:value-type="float" office:value="141.1267">
                <text:p>141.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47.6133">
                <text:p>747.6133</text:p>
              </table:table-cell>
              <table:table-cell office:value-type="float" office:value="535.6584">
                <text:p>535.6584</text:p>
              </table:table-cell>
              <table:table-cell office:value-type="float" office:value="70.9395">
                <text:p>70.9395</text:p>
              </table:table-cell>
              <table:table-cell office:value-type="float" office:value="141.0152">
                <text:p>141.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51.094">
                <text:p>751.094</text:p>
              </table:table-cell>
              <table:table-cell office:value-type="float" office:value="539.3527">
                <text:p>539.3527</text:p>
              </table:table-cell>
              <table:table-cell office:value-type="float" office:value="70.8703">
                <text:p>70.8703</text:p>
              </table:table-cell>
              <table:table-cell office:value-type="float" office:value="140.8708">
                <text:p>140.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83cm" svg:height="18.329cm" xlink:href=".." xlink:type="simple" chart:class="chart:scatter" chart:style-name="ch1">
        <chart:legend chart:legend-position="end" svg:x="20.825cm" svg:y="8.865cm" style:legend-expansion="high" chart:style-name="ch2"/>
        <chart:plot-area chart:style-name="ch3" table:cell-range-address="'trening-pokracovanie'.H1:'trening-pokracovanie'.I49" chart:data-source-has-labels="row" svg:x="0.475cm" svg:y="0.366cm" svg:width="19.875cm" svg:height="17.597cm">
          <chartooo:coordinate-region svg:x="1.282cm" svg:y="0.565cm" svg:width="18.788cm" svg:height="16.7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ening-pokracovanie'.I3:'trening-pokracovanie'.I49" chart:label-cell-address="'trening-pokracovanie'.I1:'trening-pokracovanie'.I2" chart:class="chart:scatter">
            <chart:domain table:cell-range-address="'trening-pokracovanie'.H3:'trening-pokracovanie'.H49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otal loss</text:p>
                <text:list>
                  <text:list-item>
                    <text:p/>
                  </text:list-item>
                  <text:list-item>
                    <text:p>Total loss</text:p>
                  </text:list-item>
                </text:list>
                <draw:g>
                  <svg:desc>'trening-pokracovanie'.I1:'trening-pokracovanie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trening-pokracovanie'.H3:'trening-pokracovanie'.H49</svg:desc>
                </draw:g>
              </table:table-cell>
              <table:table-cell office:value-type="float" office:value="596.9379">
                <text:p>596.9379</text:p>
                <draw:g>
                  <svg:desc>'trening-pokracovanie'.I3:'trening-pokracovanie'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99.286">
                <text:p>599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608.1434">
                <text:p>608.1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579.934">
                <text:p>579.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587.6979">
                <text:p>587.6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550.9072">
                <text:p>550.9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559.4583">
                <text:p>559.4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638.7332">
                <text:p>638.7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546.2577">
                <text:p>546.2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586.4139">
                <text:p>586.4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">
                <text:p>154</text:p>
              </table:table-cell>
              <table:table-cell office:value-type="float" office:value="553.8658">
                <text:p>553.8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">
                <text:p>155</text:p>
              </table:table-cell>
              <table:table-cell office:value-type="float" office:value="560.77">
                <text:p>560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">
                <text:p>156</text:p>
              </table:table-cell>
              <table:table-cell office:value-type="float" office:value="548.5262">
                <text:p>548.5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">
                <text:p>157</text:p>
              </table:table-cell>
              <table:table-cell office:value-type="float" office:value="570.356">
                <text:p>570.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">
                <text:p>158</text:p>
              </table:table-cell>
              <table:table-cell office:value-type="float" office:value="559.3444">
                <text:p>559.3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">
                <text:p>159</text:p>
              </table:table-cell>
              <table:table-cell office:value-type="float" office:value="616.6707">
                <text:p>616.6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586.7855">
                <text:p>586.7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569.1656">
                <text:p>569.1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">
                <text:p>162</text:p>
              </table:table-cell>
              <table:table-cell office:value-type="float" office:value="580.6619">
                <text:p>580.6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">
                <text:p>163</text:p>
              </table:table-cell>
              <table:table-cell office:value-type="float" office:value="586.2484">
                <text:p>586.2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">
                <text:p>164</text:p>
              </table:table-cell>
              <table:table-cell office:value-type="float" office:value="561.0602">
                <text:p>561.0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">
                <text:p>165</text:p>
              </table:table-cell>
              <table:table-cell office:value-type="float" office:value="569.6986">
                <text:p>569.6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">
                <text:p>166</text:p>
              </table:table-cell>
              <table:table-cell office:value-type="float" office:value="583.4924">
                <text:p>583.4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7">
                <text:p>167</text:p>
              </table:table-cell>
              <table:table-cell office:value-type="float" office:value="557.8806">
                <text:p>557.8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8">
                <text:p>168</text:p>
              </table:table-cell>
              <table:table-cell office:value-type="float" office:value="589.6852">
                <text:p>589.6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">
                <text:p>169</text:p>
              </table:table-cell>
              <table:table-cell office:value-type="float" office:value="549.9504">
                <text:p>549.95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">
                <text:p>170</text:p>
              </table:table-cell>
              <table:table-cell office:value-type="float" office:value="544.587">
                <text:p>544.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1">
                <text:p>171</text:p>
              </table:table-cell>
              <table:table-cell office:value-type="float" office:value="560.2145">
                <text:p>560.2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558.4631">
                <text:p>558.4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">
                <text:p>173</text:p>
              </table:table-cell>
              <table:table-cell office:value-type="float" office:value="558.0936">
                <text:p>558.0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4">
                <text:p>174</text:p>
              </table:table-cell>
              <table:table-cell office:value-type="float" office:value="585.0611">
                <text:p>585.0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">
                <text:p>175</text:p>
              </table:table-cell>
              <table:table-cell office:value-type="float" office:value="570.8981">
                <text:p>570.8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">
                <text:p>176</text:p>
              </table:table-cell>
              <table:table-cell office:value-type="float" office:value="578.3679">
                <text:p>578.3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">
                <text:p>177</text:p>
              </table:table-cell>
              <table:table-cell office:value-type="float" office:value="577.5613">
                <text:p>577.56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">
                <text:p>178</text:p>
              </table:table-cell>
              <table:table-cell office:value-type="float" office:value="537.8356">
                <text:p>537.8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9">
                <text:p>179</text:p>
              </table:table-cell>
              <table:table-cell office:value-type="float" office:value="556.9355">
                <text:p>556.9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553.5058">
                <text:p>553.5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1">
                <text:p>181</text:p>
              </table:table-cell>
              <table:table-cell office:value-type="float" office:value="557.6911">
                <text:p>557.6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">
                <text:p>182</text:p>
              </table:table-cell>
              <table:table-cell office:value-type="float" office:value="543.9993">
                <text:p>543.9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3">
                <text:p>183</text:p>
              </table:table-cell>
              <table:table-cell office:value-type="float" office:value="557.3873">
                <text:p>557.38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4">
                <text:p>184</text:p>
              </table:table-cell>
              <table:table-cell office:value-type="float" office:value="541.1259">
                <text:p>541.1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">
                <text:p>185</text:p>
              </table:table-cell>
              <table:table-cell office:value-type="float" office:value="565.8769">
                <text:p>565.8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">
                <text:p>186</text:p>
              </table:table-cell>
              <table:table-cell office:value-type="float" office:value="548.5811">
                <text:p>548.5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568.877">
                <text:p>568.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8">
                <text:p>188</text:p>
              </table:table-cell>
              <table:table-cell office:value-type="float" office:value="557.4674">
                <text:p>557.46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9">
                <text:p>189</text:p>
              </table:table-cell>
              <table:table-cell office:value-type="float" office:value="537.3854">
                <text:p>537.38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0">
                <text:p>190</text:p>
              </table:table-cell>
              <table:table-cell office:value-type="float" office:value="586.7222">
                <text:p>586.7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